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Arial" svg:font-family="Arial" style:font-family-generic="swiss"/>
    <style:font-face style:name="Calibri" svg:font-family="Calibri" style:font-family-generic="swiss"/>
    <style:font-face style:name="新細明體" svg:font-family="新細明體"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8.04pt"/>
    </style:style>
    <style:style style:name="co2" style:family="table-column">
      <style:table-column-properties fo:break-before="auto" style:column-width="224.5pt"/>
    </style:style>
    <style:style style:name="co3" style:family="table-column">
      <style:table-column-properties fo:break-before="auto" style:column-width="1251.5pt"/>
    </style:style>
    <style:style style:name="co4" style:family="table-column">
      <style:table-column-properties fo:break-before="auto" style:column-width="380.95pt"/>
    </style:style>
    <style:style style:name="co5" style:family="table-column">
      <style:table-column-properties fo:break-before="auto" style:column-width="509.24pt"/>
    </style:style>
    <style:style style:name="co6" style:family="table-column">
      <style:table-column-properties fo:break-before="auto" style:column-width="1108.8pt"/>
    </style:style>
    <style:style style:name="co7" style:family="table-column">
      <style:table-column-properties fo:break-before="auto" style:column-width="53.66pt"/>
    </style:style>
    <style:style style:name="co8" style:family="table-column">
      <style:table-column-properties fo:break-before="auto" style:column-width="64.01pt"/>
    </style:style>
    <style:style style:name="ro1" style:family="table-row">
      <style:table-row-properties style:row-height="15.99pt" fo:break-before="auto" style:use-optimal-row-height="true"/>
    </style:style>
    <style:style style:name="ro2" style:family="table-row">
      <style:table-row-properties style:row-height="17.01pt" fo:break-before="auto" style:use-optimal-row-height="true"/>
    </style:style>
    <style:style style:name="ro3" style:family="table-row">
      <style:table-row-properties style:row-height="31.01pt" fo:break-before="auto" style:use-optimal-row-height="true"/>
    </style:style>
    <style:style style:name="ro4" style:family="table-row">
      <style:table-row-properties style:row-height="12.81pt" fo:break-before="auto" style:use-optimal-row-height="true"/>
    </style:style>
    <style:style style:name="ta1" style:family="table" style:master-page-name="PageStyle_5f_RAW">
      <style:table-properties table:display="true" style:writing-mode="lr-tb"/>
    </style:style>
    <style:style style:name="ta2" style:family="table" style:master-page-name="Default">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date-style style:name="N36" number:automatic-order="true">
      <number:month number:style="long"/>
      <number:text>/</number:text>
      <number:day number:style="long"/>
      <number:text>/</number:text>
      <number:year number:style="long"/>
    </number:date-style>
    <style:style style:name="ce1" style:family="table-cell" style:parent-style-name="Default">
      <style:table-cell-properties style:rotation-align="none"/>
      <style:text-properties fo:color="#000000"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name-complex="標楷體" style:font-size-complex="12pt" style:font-style-complex="normal" style:font-weight-complex="normal"/>
    </style:style>
    <style:style style:name="ce2"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style:rotation-align="none"/>
      <style:text-properties fo:color="#5b9bd5"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name-complex="標楷體" style:font-size-complex="12pt" style:font-style-complex="normal" style:font-weight-complex="normal"/>
    </style:style>
    <style:style style:name="ce4"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style:rotation-align="none"/>
      <style:text-properties fo:color="#2e75b6"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data-style-name="N4">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1.76pt solid #dedede" fo:background-color="#ffffff" style:diagonal-bl-tr="none" style:diagonal-tl-br="none" style:text-align-source="value-type" style:repeat-content="false" fo:wrap-option="wrap" fo:border-left="1.76pt solid #ffffff" style:direction="ltr" fo:border-right="1.76pt solid #e7e7e7" style:rotation-angle="0" style:rotation-align="none" style:shrink-to-fit="false" fo:border-top="1.76pt solid #dedede" style:vertical-align="middle" loext:vertical-justify="auto"/>
      <style:paragraph-properties css3t:text-justify="auto" fo:margin-left="0pt" style:writing-mode="page"/>
      <style:text-properties fo:color="#666666"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fo:border-bottom="1.76pt solid #dedede" fo:background-color="#ffffff" style:diagonal-bl-tr="none" style:diagonal-tl-br="none" style:text-align-source="value-type" style:repeat-content="false" fo:wrap-option="wrap" fo:border-left="1.76pt solid #ffffff" style:direction="ltr" fo:border-right="1.76pt solid #e7e7e7" style:rotation-angle="0" style:rotation-align="none" style:shrink-to-fit="false" fo:border-top="none" style:vertical-align="middle" loext:vertical-justify="auto"/>
      <style:paragraph-properties css3t:text-justify="auto" fo:margin-left="0pt" style:writing-mode="page"/>
      <style:text-properties fo:color="#666666"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data-style-name="N4">
      <style:table-cell-properties fo:border-bottom="1.76pt solid #dedede" fo:background-color="#ffffff" style:diagonal-bl-tr="none" style:diagonal-tl-br="none" style:text-align-source="value-type" style:repeat-content="false" fo:wrap-option="wrap" fo:border-left="1.76pt solid #ffffff" style:direction="ltr" fo:border-right="1.76pt solid #e7e7e7" style:rotation-angle="0" style:rotation-align="none" style:shrink-to-fit="false" fo:border-top="none" style:vertical-align="middle" loext:vertical-justify="auto"/>
      <style:paragraph-properties css3t:text-justify="auto" fo:margin-left="0pt" style:writing-mode="page"/>
      <style:text-properties fo:color="#666666"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data-style-name="N3">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fo:border-bottom="1.76pt solid #dedede" fo:background-color="#ffffff" style:diagonal-bl-tr="none" style:diagonal-tl-br="none" style:text-align-source="value-type" style:repeat-content="false" fo:wrap-option="wrap" fo:border-left="1.76pt solid #ffffff" style:direction="ltr" fo:border-right="1.76pt solid #dedede" style:rotation-angle="0" style:rotation-align="none" style:shrink-to-fit="false" fo:border-top="1.76pt solid #dedede" style:vertical-align="middle" loext:vertical-justify="auto"/>
      <style:paragraph-properties css3t:text-justify="auto" fo:margin-left="0pt" style:writing-mode="page"/>
      <style:text-properties fo:color="#666666"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fo:border-bottom="1.76pt solid #dedede" fo:background-color="#ffffff" style:diagonal-bl-tr="none" style:diagonal-tl-br="none" style:text-align-source="value-type" style:repeat-content="false" fo:wrap-option="wrap" fo:border-left="1.76pt solid #ffffff" style:direction="ltr" fo:border-right="1.76pt solid #dedede" style:rotation-angle="0" style:rotation-align="none" style:shrink-to-fit="false" fo:border-top="none" style:vertical-align="middle" loext:vertical-justify="auto"/>
      <style:paragraph-properties css3t:text-justify="auto" fo:margin-left="0pt" style:writing-mode="page"/>
      <style:text-properties fo:color="#666666"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fo:border-bottom="1.76pt solid #dedede" fo:background-color="#ffffff" style:diagonal-bl-tr="none" style:diagonal-tl-br="none" style:text-align-source="value-type" style:repeat-content="false" fo:wrap-option="wrap" fo:border-left="1.76pt solid #ffffff" style:direction="ltr" fo:border-right="1.76pt solid #e7e7e7" style:rotation-angle="0" style:rotation-align="none" style:shrink-to-fit="false" fo:border-top="1.76pt solid #dedede" style:vertical-align="middle" loext:vertical-justify="auto"/>
      <style:paragraph-properties css3t:text-justify="auto" fo:margin-left="0pt" style:writing-mode="page"/>
      <style:text-properties fo:color="#666666" style:text-outline="false" style:text-line-through-style="none" style:text-line-through-type="none" style:font-name="標楷體" fo:font-size="9pt" fo:font-style="normal" fo:text-shadow="none" style:text-underline-style="none" fo:font-weight="normal" style:font-name-asian="標楷體" style:font-size-asian="9pt" style:font-style-asian="normal" style:font-weight-asian="normal" style:font-name-complex="標楷體" style:font-size-complex="9pt" style:font-style-complex="normal" style:font-weight-complex="normal"/>
    </style:style>
    <style:style style:name="ce14" style:family="table-cell" style:parent-style-name="Default">
      <style:table-cell-properties fo:border-bottom="1.76pt solid #dedede" fo:background-color="#ffffff" style:diagonal-bl-tr="none" style:diagonal-tl-br="none" style:text-align-source="value-type" style:repeat-content="false" fo:wrap-option="wrap" fo:border-left="1.76pt solid #ffffff" style:direction="ltr" fo:border-right="1.76pt solid #e7e7e7" style:rotation-angle="0" style:rotation-align="none" style:shrink-to-fit="false" fo:border-top="none" style:vertical-align="middle" loext:vertical-justify="auto"/>
      <style:paragraph-properties css3t:text-justify="auto" fo:margin-left="0pt" style:writing-mode="page"/>
      <style:text-properties fo:color="#666666" style:text-outline="false" style:text-line-through-style="none" style:text-line-through-type="none" style:font-name="標楷體" fo:font-size="9pt" fo:font-style="normal" fo:text-shadow="none" style:text-underline-style="none" fo:font-weight="normal" style:font-name-asian="標楷體" style:font-size-asian="9pt" style:font-style-asian="normal" style:font-weight-asian="normal" style:font-name-complex="標楷體" style:font-size-complex="9pt" style:font-style-complex="normal" style:font-weight-complex="normal"/>
    </style:style>
    <style:style style:name="ce15" style:family="table-cell" style:parent-style-name="Default" style:data-style-name="N36">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order-bottom="1.76pt solid #dedede" fo:background-color="#ffffff" style:diagonal-bl-tr="none" style:diagonal-tl-br="none" style:text-align-source="value-type" style:repeat-content="false" fo:wrap-option="wrap" fo:border-left="1.76pt solid #ffffff" style:direction="ltr" fo:border-right="1.76pt solid #dedede" style:rotation-angle="0" style:rotation-align="none" style:shrink-to-fit="false" fo:border-top="1.76pt solid #dedede" style:vertical-align="middle" loext:vertical-justify="auto"/>
      <style:paragraph-properties css3t:text-justify="auto" fo:margin-left="0pt" style:writing-mode="page"/>
      <style:text-properties fo:color="#666666" style:text-outline="false" style:text-line-through-style="none" style:text-line-through-type="none" style:font-name="標楷體" fo:font-size="9pt" fo:font-style="normal" fo:text-shadow="none" style:text-underline-style="none" fo:font-weight="normal" style:font-name-asian="標楷體" style:font-size-asian="9pt" style:font-style-asian="normal" style:font-weight-asian="normal" style:font-name-complex="標楷體" style:font-size-complex="9pt" style:font-style-complex="normal" style:font-weight-complex="normal"/>
    </style:style>
    <style:style style:name="ce17" style:family="table-cell" style:parent-style-name="Default">
      <style:table-cell-properties fo:border-bottom="1.76pt solid #dedede" fo:background-color="#ffffff" style:diagonal-bl-tr="none" style:diagonal-tl-br="none" style:text-align-source="value-type" style:repeat-content="false" fo:wrap-option="wrap" fo:border-left="1.76pt solid #ffffff" style:direction="ltr" fo:border-right="1.76pt solid #dedede" style:rotation-angle="0" style:rotation-align="none" style:shrink-to-fit="false" fo:border-top="none" style:vertical-align="middle" loext:vertical-justify="auto"/>
      <style:paragraph-properties css3t:text-justify="auto" fo:margin-left="0pt" style:writing-mode="page"/>
      <style:text-properties fo:color="#666666" style:text-outline="false" style:text-line-through-style="none" style:text-line-through-type="none" style:font-name="標楷體" fo:font-size="9pt" fo:font-style="normal" fo:text-shadow="none" style:text-underline-style="none" fo:font-weight="normal" style:font-name-asian="標楷體" style:font-size-asian="9pt" style:font-style-asian="normal" style:font-weight-asian="normal" style:font-name-complex="標楷體" style:font-size-complex="9pt" style:font-style-complex="normal" style:font-weight-complex="normal"/>
    </style:style>
    <style:style style:name="ce18" style:family="table-cell" style:parent-style-name="Default">
      <style:table-cell-properties fo:border-bottom="1.76pt solid #dedede" fo:background-color="#ffffff" style:diagonal-bl-tr="none" style:diagonal-tl-br="none" style:text-align-source="value-type" style:repeat-content="false" fo:wrap-option="wrap" fo:border-left="1.76pt solid #ffffff" style:direction="ltr" fo:border-right="1.76pt solid #dedede" style:rotation-angle="0" style:rotation-align="none" style:shrink-to-fit="false" fo:border-top="1.76pt solid #dedede" style:vertical-align="middle" loext:vertical-justify="auto"/>
      <style:paragraph-properties css3t:text-justify="auto" fo:margin-left="0pt" style:writing-mode="page"/>
      <style:text-properties fo:color="#66666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 style:family="table-cell" style:parent-style-name="Default">
      <style:table-cell-properties fo:border-bottom="1.76pt solid #dedede" fo:background-color="#ffffff" style:diagonal-bl-tr="none" style:diagonal-tl-br="none" style:text-align-source="value-type" style:repeat-content="false" fo:wrap-option="wrap" fo:border-left="1.76pt solid #ffffff" style:direction="ltr" fo:border-right="1.76pt solid #dedede" style:rotation-angle="0" style:rotation-align="none" style:shrink-to-fit="false" fo:border-top="none" style:vertical-align="middle" loext:vertical-justify="auto"/>
      <style:paragraph-properties css3t:text-justify="auto" fo:margin-left="0pt" style:writing-mode="page"/>
      <style:text-properties fo:color="#66666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T1" style:family="text">
      <style:text-properties fo:color="#000000" style:font-name="標楷體" fo:font-size="12pt" fo:font-weight="bold" style:text-underline-style="none" style:text-underline-color="font-color" style:text-line-through-type="none" fo:font-style="normal" style:text-outline="false" fo:text-shadow="none" style:text-position="0%" style:font-name-asian="標楷體" style:font-name-complex="標楷體" style:font-size-asian="12pt" style:font-size-complex="12pt" style:font-weight-asian="bold" style:font-weight-complex="bold" style:font-style-asian="normal" style:font-style-complex="normal"/>
    </style:style>
    <style:style style:name="T2" style:family="text">
      <style:text-properties fo:color="#000000" style:font-name="標楷體" fo:font-size="12pt" fo:font-weight="normal" style:text-underline-style="none" style:text-underline-color="font-color" style:text-line-through-type="none" fo:font-style="normal" style:text-outline="false" fo:text-shadow="none" style:text-position="0%" style:font-name-asian="標楷體" style:font-name-complex="標楷體" style:font-size-asian="12pt" style:font-size-complex="12pt" style:font-weight-asian="normal" style:font-weight-complex="normal" style:font-style-asian="normal" style:font-style-complex="normal"/>
    </style:style>
    <style:style style:name="T3" style:family="text">
      <style:text-properties style:font-name="標楷體" fo:font-size="12pt" fo:font-weight="normal" style:text-underline-style="none" style:text-underline-color="font-color" style:text-line-through-type="none" fo:font-style="normal" style:text-outline="false" fo:text-shadow="none" style:text-position="0%" style:font-name-asian="標楷體" style:font-name-complex="標楷體" style:font-size-asian="12pt" style:font-size-complex="12pt" style:font-weight-asian="normal" style:font-weight-complex="normal" style:font-style-asian="normal" style:font-style-complex="normal"/>
    </style:style>
    <style:style style:name="T4" style:family="text">
      <style:text-properties fo:color="#2e75b6" style:font-name="標楷體" fo:font-size="12pt" fo:font-weight="normal" style:text-underline-style="none" style:text-underline-color="font-color" style:text-line-through-type="none" fo:font-style="normal" style:text-outline="false" fo:text-shadow="none" style:text-position="0%" style:font-name-asian="標楷體" style:font-name-complex="標楷體" style:font-size-asian="12pt" style:font-size-complex="12pt" style:font-weight-asian="normal" style:font-weight-complex="normal" style:font-style-asian="normal" style:font-style-complex="normal"/>
    </style:style>
    <style:style style:name="T5" style:family="text">
      <style:text-properties fo:color="#000000"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Calibri"/>
    </style:style>
    <style:style style:name="T6" style:family="text">
      <style:text-properties fo:color="#000000"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標楷體" style:font-name-asian="標楷體" style:font-name-complex="標楷體"/>
    </style:style>
    <style:style style:name="T7" style:family="text">
      <style:text-properties fo:color="#2e75b6"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Calibri"/>
    </style:style>
    <style:style style:name="T8" style:family="text">
      <style:text-properties fo:color="#2e75b6"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標楷體" style:font-name-asian="標楷體" style:font-name-complex="標楷體"/>
    </style:style>
    <style:style style:name="T9" style:family="text">
      <style:text-properties fo:color="#666666" style:font-name="標楷體" fo:font-size="12pt" fo:font-weight="normal" style:text-underline-style="none" style:text-underline-color="font-color" style:text-line-through-type="none" fo:font-style="normal" style:text-outline="false" fo:text-shadow="none" style:text-position="0%" style:font-name-asian="標楷體" style:font-name-complex="標楷體" style:font-size-asian="12pt" style:font-size-complex="12pt" style:font-weight-asian="normal" style:font-weight-complex="normal" style:font-style-asian="normal" style:font-style-complex="normal"/>
    </style:style>
    <style:style style:name="T10" style:family="text">
      <style:text-properties fo:color="#666666"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Calibri"/>
    </style:style>
    <style:style style:name="T11" style:family="text">
      <style:text-properties fo:color="#666666"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標楷體" style:font-name-asian="標楷體" style:font-name-complex="標楷體"/>
    </style:style>
    <style:style style:name="T12" style:family="text">
      <style:text-properties fo:color="#000000" style:font-name="新細明體" fo:font-size="12pt" fo:font-weight="normal" style:text-underline-style="none" style:text-underline-color="font-color" style:text-line-through-type="none" fo:font-style="normal" style:text-outline="false" fo:text-shadow="none" style:text-position="0%" style:font-name-asian="新細明體" style:font-name-complex="新細明體" style:font-size-asian="12pt" style:font-size-complex="12pt" style:font-weight-asian="normal" style:font-weight-complex="normal" style:font-style-asian="normal" style:font-style-complex="normal"/>
    </style:style>
    <style:style style:name="T13" style:family="text">
      <style:text-properties fo:color="#000000"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新細明體" style:font-name-asian="新細明體" style:font-name-complex="新細明體"/>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visibility="collapse" table:default-cell-style-name="Default"/>
        <table:table-column table:style-name="co4" table:visibility="collapse" table:default-cell-style-name="Default"/>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style-name="ce1" office:value-type="string" calcext:value-type="string">
            <text:p><text:span text:style-name="T1">保護區名稱</text:span></text:p>
          </table:table-cell>
          <table:table-cell table:style-name="ce1" office:value-type="string" calcext:value-type="string">
            <text:p><text:span text:style-name="T1">面積(公頃)</text:span></text:p>
          </table:table-cell>
          <table:table-cell table:style-name="ce1" office:value-type="string" calcext:value-type="string">
            <text:p><text:span text:style-name="T1">範圍(位置)</text:span></text:p>
          </table:table-cell>
          <table:table-cell table:style-name="ce2" office:value-type="string" calcext:value-type="string">
            <text:p><text:span text:style-name="T12">管理機關</text:span></text:p>
          </table:table-cell>
          <table:table-cell table:style-name="ce2" office:value-type="string" calcext:value-type="string">
            <text:p><text:span text:style-name="T12">公告日期</text:span></text:p>
          </table:table-cell>
          <table:table-cell table:number-columns-repeated="1019"/>
        </table:table-row>
        <table:table-row table:style-name="ro1">
          <table:table-cell table:style-name="ce2" office:value-type="string" calcext:value-type="string">
            <text:p><text:span text:style-name="T2">淡水河紅樹林自然保留區</text:span></text:p>
          </table:table-cell>
          <table:table-cell table:style-name="ce2" office:value-type="float" office:value="76.41" calcext:value-type="float">
            <text:p>76.41</text:p>
          </table:table-cell>
          <table:table-cell table:style-name="ce2" office:value-type="string" calcext:value-type="string">
            <text:p><text:span text:style-name="T2">新北市竹圍附近淡水河沿岸風景保安林</text:span></text:p>
          </table:table-cell>
          <table:table-cell table:style-name="ce2" office:value-type="string" calcext:value-type="string">
            <text:p><text:span text:style-name="T12">行政院農業委員會林務局羅東林區管理處</text:span><text:span text:style-name="T5">(</text:span><text:span text:style-name="T13">國定自然地景</text:span><text:span text:style-name="T5">)</text:span></text:p>
          </table:table-cell>
          <table:table-cell table:style-name="ce2" office:value-type="string" calcext:value-type="string">
            <text:p>75.06.27</text:p>
          </table:table-cell>
          <table:table-cell table:number-columns-repeated="1019"/>
        </table:table-row>
        <table:table-row table:style-name="ro1">
          <table:table-cell table:style-name="ce2" office:value-type="string" calcext:value-type="string">
            <text:p><text:span text:style-name="T2">關渡自然保留區</text:span></text:p>
          </table:table-cell>
          <table:table-cell table:style-name="ce2" office:value-type="float" office:value="55" calcext:value-type="float">
            <text:p>55</text:p>
          </table:table-cell>
          <table:table-cell table:style-name="ce2" office:value-type="string" calcext:value-type="string">
            <text:p><text:span text:style-name="T2">臺北市關渡堤防外沼澤區</text:span></text:p>
          </table:table-cell>
          <table:table-cell table:style-name="ce2" office:value-type="string" calcext:value-type="string">
            <text:p><text:span text:style-name="T12">臺北市政府</text:span><text:span text:style-name="T5">(</text:span><text:span text:style-name="T13">國定自然自然地景</text:span><text:span text:style-name="T5">)</text:span></text:p>
          </table:table-cell>
          <table:table-cell table:style-name="ce2" office:value-type="string" calcext:value-type="string">
            <text:p>75.06.27</text:p>
          </table:table-cell>
          <table:table-cell table:number-columns-repeated="1019"/>
        </table:table-row>
        <table:table-row table:style-name="ro1">
          <table:table-cell table:style-name="ce2" office:value-type="string" calcext:value-type="string">
            <text:p><text:span text:style-name="T2">坪林台灣油杉自然保留區</text:span></text:p>
          </table:table-cell>
          <table:table-cell table:style-name="ce2" office:value-type="float" office:value="34.6" calcext:value-type="float">
            <text:p>34.6</text:p>
          </table:table-cell>
          <table:table-cell table:style-name="ce2" office:value-type="string" calcext:value-type="string">
            <text:p><text:span text:style-name="T2">羅東林區管理處文山事業區第</text:span><text:span text:style-name="T5"> 28</text:span><text:span text:style-name="T6">、</text:span><text:span text:style-name="T5">29</text:span><text:span text:style-name="T6">、</text:span><text:span text:style-name="T5">40</text:span><text:span text:style-name="T6">、</text:span><text:span text:style-name="T5">41</text:span><text:span text:style-name="T6">林班</text:span></text:p>
          </table:table-cell>
          <table:table-cell table:style-name="ce2" office:value-type="string" calcext:value-type="string">
            <text:p><text:span text:style-name="T12">羅東林區管理處</text:span><text:span text:style-name="T5">(</text:span><text:span text:style-name="T13">國定自然地景</text:span><text:span text:style-name="T5">)</text:span></text:p>
          </table:table-cell>
          <table:table-cell table:style-name="ce2" office:value-type="string" calcext:value-type="string">
            <text:p>75.06.27</text:p>
          </table:table-cell>
          <table:table-cell table:number-columns-repeated="1019"/>
        </table:table-row>
        <table:table-row table:style-name="ro1">
          <table:table-cell table:style-name="ce2" office:value-type="string" calcext:value-type="string">
            <text:p><text:span text:style-name="T2">哈盆自然保留區</text:span></text:p>
          </table:table-cell>
          <table:table-cell table:style-name="ce2" office:value-type="float" office:value="332.7" calcext:value-type="float">
            <text:p>332.7</text:p>
          </table:table-cell>
          <table:table-cell table:style-name="ce2" office:value-type="string" calcext:value-type="string">
            <text:p><text:span text:style-name="T2">宜蘭縣員山鄉宜蘭事業區第</text:span><text:span text:style-name="T5">57</text:span><text:span text:style-name="T6">林班，新北市烏來區烏來事業區第</text:span><text:span text:style-name="T5">72</text:span><text:span text:style-name="T6">、</text:span><text:span text:style-name="T5">15</text:span><text:span text:style-name="T6">林班</text:span></text:p>
          </table:table-cell>
          <table:table-cell table:style-name="ce2" office:value-type="string" calcext:value-type="string">
            <text:p><text:span text:style-name="T12">行政院農業委會林業試驗所福山研究中心</text:span><text:span text:style-name="T5">(</text:span><text:span text:style-name="T13">國定自然地景</text:span><text:span text:style-name="T5">)</text:span></text:p>
          </table:table-cell>
          <table:table-cell table:style-name="ce2" office:value-type="string" calcext:value-type="string">
            <text:p>75.06.27</text:p>
          </table:table-cell>
          <table:table-cell table:number-columns-repeated="1019"/>
        </table:table-row>
        <table:table-row table:style-name="ro1">
          <table:table-cell table:style-name="ce2" office:value-type="string" calcext:value-type="string">
            <text:p><text:span text:style-name="T2">插天山自然保留區</text:span></text:p>
          </table:table-cell>
          <table:table-cell table:style-name="ce2" office:value-type="float" office:value="7759.17" calcext:value-type="float">
            <text:p>7759.17</text:p>
          </table:table-cell>
          <table:table-cell table:style-name="ce2" office:value-type="string" calcext:value-type="string">
            <text:p><text:span text:style-name="T2">大溪事業區部分：第</text:span><text:span text:style-name="T5">13-15</text:span><text:span text:style-name="T6">、</text:span><text:span text:style-name="T5">24-26</text:span><text:span text:style-name="T6">、</text:span><text:span text:style-name="T5">32</text:span><text:span text:style-name="T6">林班及第</text:span><text:span text:style-name="T5">33</text:span><text:span text:style-name="T6">林班中扣除已開發經營面積</text:span><text:span text:style-name="T5">75</text:span><text:span text:style-name="T6">公頃達觀山自然保護區之範圍；烏來事業區部分</text:span><text:span text:style-name="T5">:</text:span><text:span text:style-name="T6">第</text:span><text:span text:style-name="T5">18</text:span><text:span text:style-name="T6">、</text:span><text:span text:style-name="T5">41-45</text:span><text:span text:style-name="T6">、</text:span><text:span text:style-name="T5">49-53</text:span><text:span text:style-name="T6">林班及第</text:span><text:span text:style-name="T5">35</text:span><text:span text:style-name="T6">林班扣除滿月圓森林遊樂區用地</text:span><text:span text:style-name="T5">850.22</text:span><text:span text:style-name="T6">公頃之範圍</text:span></text:p>
          </table:table-cell>
          <table:table-cell table:style-name="ce2" office:value-type="string" calcext:value-type="string">
            <text:p><text:span text:style-name="T12">行政院農業委員會林務局新竹林區管理處</text:span><text:span text:style-name="T5">(</text:span><text:span text:style-name="T13">國定自然地景</text:span><text:span text:style-name="T5">)</text:span></text:p>
          </table:table-cell>
          <table:table-cell table:style-name="ce2" office:value-type="string" calcext:value-type="string">
            <text:p>81.03.12</text:p>
          </table:table-cell>
          <table:table-cell table:number-columns-repeated="1019"/>
        </table:table-row>
        <table:table-row table:style-name="ro1">
          <table:table-cell table:style-name="ce2" office:value-type="string" calcext:value-type="string">
            <text:p><text:span text:style-name="T2">鴛鴦湖自然保留區</text:span></text:p>
          </table:table-cell>
          <table:table-cell table:style-name="ce2" office:value-type="float" office:value="374" calcext:value-type="float">
            <text:p>374</text:p>
          </table:table-cell>
          <table:table-cell table:style-name="ce2" office:value-type="string" calcext:value-type="string">
            <text:p><text:span text:style-name="T2">大溪事業區第</text:span><text:span text:style-name="T5">90</text:span><text:span text:style-name="T6">、</text:span><text:span text:style-name="T5">91</text:span><text:span text:style-name="T6">、</text:span><text:span text:style-name="T5">89</text:span><text:span text:style-name="T6">林班</text:span></text:p>
          </table:table-cell>
          <table:table-cell table:style-name="ce2" office:value-type="string" calcext:value-type="string">
            <text:p><text:span text:style-name="T12">行政院國軍退除役官兵輔導委員會森林保育處</text:span><text:span text:style-name="T5">(</text:span><text:span text:style-name="T13">國定自然地景</text:span><text:span text:style-name="T5">)</text:span></text:p>
          </table:table-cell>
          <table:table-cell table:style-name="ce2" office:value-type="string" calcext:value-type="string">
            <text:p>75.06.27</text:p>
          </table:table-cell>
          <table:table-cell table:number-columns-repeated="1019"/>
        </table:table-row>
        <table:table-row table:style-name="ro1">
          <table:table-cell table:style-name="ce2" office:value-type="string" calcext:value-type="string">
            <text:p><text:span text:style-name="T2">南澳闊葉樹林自然保留區</text:span></text:p>
          </table:table-cell>
          <table:table-cell table:style-name="ce2" office:value-type="float" office:value="200" calcext:value-type="float">
            <text:p>200</text:p>
          </table:table-cell>
          <table:table-cell table:style-name="ce2" office:value-type="string" calcext:value-type="string">
            <text:p><text:span text:style-name="T2">宜蘭縣南澳鄉羅東林區管理處和平事業區第</text:span><text:span text:style-name="T5"> 87 </text:span><text:span text:style-name="T6">林班第</text:span><text:span text:style-name="T5">1-6 </text:span><text:span text:style-name="T6">小班</text:span></text:p>
          </table:table-cell>
          <table:table-cell table:style-name="ce2" office:value-type="string" calcext:value-type="string">
            <text:p><text:span text:style-name="T12">行政院農業委員會林務局羅東林區管理處</text:span><text:span text:style-name="T5">(</text:span><text:span text:style-name="T13">國定自然地景</text:span><text:span text:style-name="T5">)</text:span></text:p>
          </table:table-cell>
          <table:table-cell table:style-name="ce2" office:value-type="string" calcext:value-type="string">
            <text:p>81.03.12</text:p>
          </table:table-cell>
          <table:table-cell table:number-columns-repeated="1019"/>
        </table:table-row>
        <table:table-row table:style-name="ro1">
          <table:table-cell table:style-name="ce2" office:value-type="string" calcext:value-type="string">
            <text:p><text:span text:style-name="T2">苗栗三義火炎山自然保留區</text:span></text:p>
          </table:table-cell>
          <table:table-cell table:style-name="ce2" office:value-type="float" office:value="219.04" calcext:value-type="float">
            <text:p>219.04</text:p>
          </table:table-cell>
          <table:table-cell table:style-name="ce2" office:value-type="string" calcext:value-type="string">
            <text:p><text:span text:style-name="T2">苗栗縣三義鄉與苑裡鎮交界處，新竹林區管理處大安溪事業區第</text:span><text:span text:style-name="T5">3</text:span><text:span text:style-name="T6">林班地</text:span></text:p>
          </table:table-cell>
          <table:table-cell table:style-name="ce2" office:value-type="string" calcext:value-type="string">
            <text:p><text:span text:style-name="T12">行政院農業委員會林務局新竹林區管理處</text:span><text:span text:style-name="T5">(</text:span><text:span text:style-name="T13">國定自然地景</text:span><text:span text:style-name="T5">)</text:span></text:p>
          </table:table-cell>
          <table:table-cell table:style-name="ce2" office:value-type="string" calcext:value-type="string">
            <text:p>75.06.27</text:p>
          </table:table-cell>
          <table:table-cell table:number-columns-repeated="1019"/>
        </table:table-row>
        <table:table-row table:style-name="ro1">
          <table:table-cell table:style-name="ce2" office:value-type="string" calcext:value-type="string">
            <text:p><text:span text:style-name="T2">澎湖玄武岩自然保留區</text:span></text:p>
          </table:table-cell>
          <table:table-cell table:style-name="ce2" office:value-type="string" calcext:value-type="string">
            <text:p><text:span text:style-name="T2">滿潮</text:span><text:span text:style-name="T5">19.13; </text:span><text:span text:style-name="T6">低潮</text:span><text:span text:style-name="T5"> 30.87</text:span></text:p>
          </table:table-cell>
          <table:table-cell table:style-name="ce2" office:value-type="string" calcext:value-type="string">
            <text:p><text:span text:style-name="T2">澎湖縣錠鉤嶼、雞善嶼、及小白沙嶼等三島嶼</text:span></text:p>
          </table:table-cell>
          <table:table-cell table:style-name="ce2" office:value-type="string" calcext:value-type="string">
            <text:p><text:span text:style-name="T12">澎湖縣政府</text:span><text:span text:style-name="T5">(</text:span><text:span text:style-name="T13">國定自然地景</text:span><text:span text:style-name="T5">)</text:span></text:p>
          </table:table-cell>
          <table:table-cell table:style-name="ce2" office:value-type="string" calcext:value-type="string">
            <text:p>81.03.12</text:p>
          </table:table-cell>
          <table:table-cell table:number-columns-repeated="1019"/>
        </table:table-row>
        <table:table-row table:style-name="ro1">
          <table:table-cell table:style-name="ce2" office:value-type="string" calcext:value-type="string">
            <text:p><text:span text:style-name="T2">台灣一葉蘭自然保留區</text:span></text:p>
          </table:table-cell>
          <table:table-cell table:style-name="ce2" office:value-type="float" office:value="51.89" calcext:value-type="float">
            <text:p>51.89</text:p>
          </table:table-cell>
          <table:table-cell table:style-name="ce2" office:value-type="string" calcext:value-type="string">
            <text:p><text:span text:style-name="T2">嘉義縣阿里山鄉處阿里山事業區第</text:span><text:span text:style-name="T5">30</text:span><text:span text:style-name="T6">林班</text:span></text:p>
          </table:table-cell>
          <table:table-cell table:style-name="ce2" office:value-type="string" calcext:value-type="string">
            <text:p><text:span text:style-name="T12">行政院農業委員會林務局嘉義林區管理處</text:span><text:span text:style-name="T5">(</text:span><text:span text:style-name="T13">國定自然地景</text:span><text:span text:style-name="T5">)</text:span></text:p>
          </table:table-cell>
          <table:table-cell table:style-name="ce2" office:value-type="string" calcext:value-type="string">
            <text:p>81.03.12</text:p>
          </table:table-cell>
          <table:table-cell table:number-columns-repeated="1019"/>
        </table:table-row>
        <table:table-row table:style-name="ro1">
          <table:table-cell table:style-name="ce2" office:value-type="string" calcext:value-type="string">
            <text:p><text:span text:style-name="T2">出雲山自然保留區</text:span></text:p>
          </table:table-cell>
          <table:table-cell table:style-name="ce2" office:value-type="float" office:value="6248.74" calcext:value-type="float">
            <text:p>6248.74</text:p>
          </table:table-cell>
          <table:table-cell table:style-name="ce2" office:value-type="string" calcext:value-type="string">
            <text:p><text:span text:style-name="T2">荖濃溪事業區第</text:span><text:span text:style-name="T5">22-37</text:span><text:span text:style-name="T6">林班及其外緣之馬里山溪北向、西南向與濁口溪南向、東南向溪山坡各</text:span><text:span text:style-name="T5">100</text:span><text:span text:style-name="T6">公尺為界範圍內之土地</text:span></text:p>
          </table:table-cell>
          <table:table-cell table:style-name="ce2" office:value-type="string" calcext:value-type="string">
            <text:p><text:span text:style-name="T12">行政院農業委員會林務局屏東林區管理處</text:span><text:span text:style-name="T5">(</text:span><text:span text:style-name="T13">國定自然地景</text:span><text:span text:style-name="T5">)</text:span></text:p>
          </table:table-cell>
          <table:table-cell table:style-name="ce2" office:value-type="string" calcext:value-type="string">
            <text:p>81.03.12</text:p>
          </table:table-cell>
          <table:table-cell table:number-columns-repeated="1019"/>
        </table:table-row>
        <table:table-row table:style-name="ro1">
          <table:table-cell table:style-name="ce2" office:value-type="string" calcext:value-type="string">
            <text:p><text:span text:style-name="T2">台東紅葉村台東蘇鐵自然保留區</text:span></text:p>
          </table:table-cell>
          <table:table-cell table:style-name="ce2" office:value-type="float" office:value="290.46" calcext:value-type="float">
            <text:p>290.46</text:p>
          </table:table-cell>
          <table:table-cell table:style-name="ce2" office:value-type="string" calcext:value-type="string">
            <text:p><text:span text:style-name="T2">台東縣延平鄉紅葉村境內延平事業區第</text:span><text:span text:style-name="T5">19</text:span><text:span text:style-name="T6">、</text:span><text:span text:style-name="T5">23 </text:span><text:span text:style-name="T6">及</text:span><text:span text:style-name="T5">40</text:span><text:span text:style-name="T6">林班。</text:span></text:p>
          </table:table-cell>
          <table:table-cell table:style-name="ce2" office:value-type="string" calcext:value-type="string">
            <text:p><text:span text:style-name="T12">行政院農業委員會林務局台東林區管理處</text:span><text:span text:style-name="T5">(</text:span><text:span text:style-name="T13">國定自然地景</text:span><text:span text:style-name="T5">)</text:span></text:p>
          </table:table-cell>
          <table:table-cell table:style-name="ce2" office:value-type="string" calcext:value-type="string">
            <text:p>75.06.27</text:p>
          </table:table-cell>
          <table:table-cell table:number-columns-repeated="1019"/>
        </table:table-row>
        <table:table-row table:style-name="ro1">
          <table:table-cell table:style-name="ce2" office:value-type="string" calcext:value-type="string">
            <text:p><text:span text:style-name="T2">烏山頂泥火山地景自然保留區</text:span></text:p>
          </table:table-cell>
          <table:table-cell table:style-name="ce2" office:value-type="float" office:value="3.8802" calcext:value-type="float">
            <text:p>3.8802</text:p>
          </table:table-cell>
          <table:table-cell table:style-name="ce2" office:value-type="string" calcext:value-type="string">
            <text:p><text:span text:style-name="T2">高雄市燕巢區深水段</text:span><text:span text:style-name="T5">183-73</text:span><text:span text:style-name="T6">地號</text:span><text:span text:style-name="T5"> (</text:span><text:span text:style-name="T6">原公告範圍為高雄縣燕巢鄉深水段</text:span><text:span text:style-name="T5">183</text:span><text:span text:style-name="T6">之</text:span><text:span text:style-name="T5">8</text:span><text:span text:style-name="T6">地號，面積</text:span><text:span text:style-name="T5">4.89</text:span><text:span text:style-name="T6">公頃。</text:span><text:span text:style-name="T5">97</text:span><text:span text:style-name="T6">年</text:span><text:span text:style-name="T5">9</text:span><text:span text:style-name="T6">月</text:span><text:span text:style-name="T5">26</text:span><text:span text:style-name="T6">日分割出</text:span><text:span text:style-name="T5">183-73</text:span><text:span text:style-name="T6">地號，</text:span><text:span text:style-name="T5">102</text:span><text:span text:style-name="T6">年</text:span><text:span text:style-name="T5">10</text:span><text:span text:style-name="T6">月</text:span><text:span text:style-name="T5">18</text:span><text:span text:style-name="T6">日公告修正範圍</text:span><text:span text:style-name="T5">)</text:span></text:p>
          </table:table-cell>
          <table:table-cell table:style-name="ce2" office:value-type="string" calcext:value-type="string">
            <text:p><text:span text:style-name="T12">高雄市政府</text:span><text:span text:style-name="T5">(</text:span><text:span text:style-name="T13">國定自然地景</text:span><text:span text:style-name="T5">)</text:span></text:p>
          </table:table-cell>
          <table:table-cell table:style-name="ce2" office:value-type="string" calcext:value-type="string">
            <text:p>81.03.12 102.10.18<text:span text:style-name="T12">農林務字第</text:span><text:span text:style-name="T5">1021701051</text:span><text:span text:style-name="T13">號公告修正範圍</text:span></text:p>
          </table:table-cell>
          <table:table-cell table:number-columns-repeated="1019"/>
        </table:table-row>
        <table:table-row table:style-name="ro2">
          <table:table-cell table:style-name="ce2" office:value-type="string" calcext:value-type="string">
            <text:p><text:span text:style-name="T2">大武山自然保留區</text:span></text:p>
          </table:table-cell>
          <table:table-cell table:style-name="ce2" office:value-type="float" office:value="47000" calcext:value-type="float">
            <text:p>47000</text:p>
          </table:table-cell>
          <table:table-cell table:style-name="ce2" office:value-type="string" calcext:value-type="string">
            <text:p><text:span text:style-name="T2">大武事業區第</text:span><text:span text:style-name="T5"> 2-10</text:span><text:span text:style-name="T6">、</text:span><text:span text:style-name="T5">12-20</text:span><text:span text:style-name="T6">、</text:span><text:span text:style-name="T5">24-30</text:span><text:span text:style-name="T6">林班；台東事業區第</text:span><text:span text:style-name="T5">18-26</text:span><text:span text:style-name="T6">、</text:span><text:span text:style-name="T5">35-43</text:span><text:span text:style-name="T6">、</text:span><text:span text:style-name="T5">45-50</text:span><text:span text:style-name="T6">林班及第</text:span><text:span text:style-name="T5">51</text:span><text:span text:style-name="T6">林班扣除礦業用地及礦業卡車運路以外之土地，台東縣界內屏東林區管理處之巴油池及附近縣界以東之林地</text:span></text:p>
          </table:table-cell>
          <table:table-cell table:style-name="ce2" office:value-type="string" calcext:value-type="string">
            <text:p><text:span text:style-name="T12">行政院農業委員會林務局台東、屏東林區管理處</text:span><text:span text:style-name="T5">(</text:span><text:span text:style-name="T13">國定自然地景</text:span><text:span text:style-name="T5">)</text:span></text:p>
          </table:table-cell>
          <table:table-cell table:style-name="ce2" office:value-type="string" calcext:value-type="string">
            <text:p>77.01.13 77.06.08 <text:span text:style-name="T12">公告修正</text:span></text:p>
          </table:table-cell>
          <table:table-cell table:number-columns-repeated="1019"/>
        </table:table-row>
        <table:table-row table:style-name="ro2">
          <table:table-cell table:style-name="ce3" office:value-type="string" calcext:value-type="string">
            <text:p>挖子尾自然保留區</text:p>
          </table:table-cell>
          <table:table-cell table:style-name="ce2" office:value-type="float" office:value="30" calcext:value-type="float">
            <text:p>30</text:p>
          </table:table-cell>
          <table:table-cell table:style-name="ce1" office:value-type="string" calcext:value-type="string">
            <text:p>新北市八里區。淡水河道中淡水區與八里區交界起，南至公路止，西邊沿挖子尾溪向上溯至大崁腳堤。</text:p>
          </table:table-cell>
          <table:table-cell table:style-name="ce13" office:value-type="string" calcext:value-type="string">
            <text:p>新北市政府(國定自然地景)</text:p>
          </table:table-cell>
          <table:table-cell table:style-name="ce16" office:value-type="string" calcext:value-type="string">
            <text:p>83.01.10</text:p>
          </table:table-cell>
          <table:table-cell table:style-name="ce18"/>
          <table:table-cell table:number-columns-repeated="1018"/>
        </table:table-row>
        <table:table-row table:style-name="ro2">
          <table:table-cell table:style-name="ce3" office:value-type="string" calcext:value-type="string">
            <text:p>烏石鼻海岸自然保留區</text:p>
          </table:table-cell>
          <table:table-cell table:style-name="ce2" office:value-type="float" office:value="311" calcext:value-type="float">
            <text:p>311</text:p>
          </table:table-cell>
          <table:table-cell table:style-name="ce1" office:value-type="string" calcext:value-type="string">
            <text:p>宜蘭縣南澳鄉朝陽村境內南澳事業區第11林班</text:p>
          </table:table-cell>
          <table:table-cell table:style-name="ce14" office:value-type="string" calcext:value-type="string">
            <text:p>行政院農業委員會林務局羅東林區管理處(國定自然地景)</text:p>
          </table:table-cell>
          <table:table-cell table:style-name="ce17" office:value-type="string" calcext:value-type="string">
            <text:p>83.01.10</text:p>
          </table:table-cell>
          <table:table-cell table:style-name="ce19"/>
          <table:table-cell table:number-columns-repeated="1018"/>
        </table:table-row>
        <table:table-row table:style-name="ro2">
          <table:table-cell table:style-name="ce3" office:value-type="string" calcext:value-type="string">
            <text:p>墾丁高位珊瑚礁自然保留區</text:p>
          </table:table-cell>
          <table:table-cell table:style-name="ce2" office:value-type="float" office:value="137.625" calcext:value-type="float">
            <text:p>137.625</text:p>
          </table:table-cell>
          <table:table-cell table:style-name="ce1" office:value-type="string" calcext:value-type="string">
            <text:p>屏東縣恆春鎮墾丁熱帶植物第3區</text:p>
          </table:table-cell>
          <table:table-cell table:style-name="ce14" office:value-type="string" calcext:value-type="string">
            <text:p>行政院農業委員會林業試驗所恆春分所(國定自然地景)</text:p>
          </table:table-cell>
          <table:table-cell table:style-name="ce17" office:value-type="string" calcext:value-type="string">
            <text:p>83.01.10</text:p>
          </table:table-cell>
          <table:table-cell table:style-name="ce19"/>
          <table:table-cell table:number-columns-repeated="1018"/>
        </table:table-row>
        <table:table-row table:style-name="ro2">
          <table:table-cell table:style-name="ce3" office:value-type="string" calcext:value-type="string">
            <text:p>九九峰自然保留區</text:p>
          </table:table-cell>
          <table:table-cell table:style-name="ce6" office:value-type="float" office:value="1198.4466" calcext:value-type="float">
            <text:p>1,198.45</text:p>
          </table:table-cell>
          <table:table-cell table:style-name="ce1" office:value-type="string" calcext:value-type="string">
            <text:p>埔里事業區第8林班30、31小班，第9林班16-19小班，第10林班26、27、30、31、34、35小班，第11林班17-20、23、26-30、32、33小班，第12林班15-20小班，第13林班1、2小班，第15林班1-3、13-18小班，第16林班1、2、5-7小班，第17林班1、2小班，第18林班5-7小班，第19林班5、11、12小班，第20林班22小班</text:p>
          </table:table-cell>
          <table:table-cell table:style-name="ce14" office:value-type="string" calcext:value-type="string">
            <text:p>行政院農業委員會林務局南投林區管理處(國定自然地景)</text:p>
          </table:table-cell>
          <table:table-cell table:style-name="ce17" office:value-type="string" calcext:value-type="string">
            <text:p>89.05.22</text:p>
          </table:table-cell>
          <table:table-cell table:style-name="ce19"/>
          <table:table-cell table:number-columns-repeated="1018"/>
        </table:table-row>
        <table:table-row table:style-name="ro2">
          <table:table-cell table:style-name="ce3" office:value-type="string" calcext:value-type="string">
            <text:p>澎湖南海玄武岩自然保留區(東吉嶼、西吉嶼、頭巾、鐵砧)</text:p>
          </table:table-cell>
          <table:table-cell table:style-name="ce2" office:value-type="float" office:value="176.2544" calcext:value-type="float">
            <text:p>176.2544</text:p>
          </table:table-cell>
          <table:table-cell table:style-name="ce1" office:value-type="string" calcext:value-type="string">
            <text:p>頭巾頭巾段1、2、3、4、5等5筆地號及平均高潮位以上之全部土地(0.7741公頃)、鐵砧鐵砧段1、2、3等3筆地號及平均高潮位以上之全部土地(1.2372公頃)；西吉嶼西吉段1、1-1、1-2、49、71等5筆公有土地(39.9970公頃)；東吉嶼東吉段1地號等1405筆土地(134.2461)</text:p>
          </table:table-cell>
          <table:table-cell table:style-name="ce14" office:value-type="string" calcext:value-type="string">
            <text:p>澎湖縣政府(縣定自然地景)</text:p>
          </table:table-cell>
          <table:table-cell table:style-name="ce17" office:value-type="string" calcext:value-type="string">
            <text:p>澎湖縣政府依97.09.23府授農保字第09735010992號函公告 98年9月15日府授農保字第09835011341號函公告修正</text:p>
          </table:table-cell>
          <table:table-cell table:style-name="ce19"/>
          <table:table-cell table:number-columns-repeated="1018"/>
        </table:table-row>
        <table:table-row table:style-name="ro2">
          <table:table-cell table:style-name="ce3" office:value-type="string" calcext:value-type="string">
            <text:p>旭海-觀音鼻自然保留區</text:p>
          </table:table-cell>
          <table:table-cell table:style-name="ce2" office:value-type="float" office:value="841.3" calcext:value-type="float">
            <text:p>841.3</text:p>
          </table:table-cell>
          <table:table-cell table:style-name="ce1" office:value-type="string" calcext:value-type="string">
            <text:p>屏東縣牡丹鄉境內，塔瓦溪以南，旭海村以北的海岸範圍內。沙里央段1、2、3、4、5、6、7、12、13、15、16、17、18、19、20、21、20、9999、牡丹灣段278、317-1、330、419、419-6、420、420-1、420-2、421、422、423、424、425、427、428、431-94、433、434-2、758、759、760、761、761-1、762、762-1、763、764、764-1、765、765-1、766、766-1、767、767-1、9978、9979、9982、9983、9987、9988、9993、9996、依卡烏蘇灣段1、2、3、4、5、7、8等67筆公有土地</text:p>
          </table:table-cell>
          <table:table-cell table:style-name="ce14" office:value-type="string" calcext:value-type="string">
            <text:p>屏東縣政府(縣定自然地景)</text:p>
          </table:table-cell>
          <table:table-cell table:style-name="ce17" office:value-type="string" calcext:value-type="string">
            <text:p>101.01.20</text:p>
          </table:table-cell>
          <table:table-cell table:style-name="ce19"/>
          <table:table-cell table:number-columns-repeated="1018"/>
        </table:table-row>
        <table:table-row table:style-name="ro2">
          <table:table-cell table:style-name="ce3" office:value-type="string" calcext:value-type="string">
            <text:p>北投石自然保留區</text:p>
          </table:table-cell>
          <table:table-cell table:style-name="ce2" office:value-type="float" office:value="0.2" calcext:value-type="float">
            <text:p>0.2</text:p>
          </table:table-cell>
          <table:table-cell table:style-name="ce1" office:value-type="string" calcext:value-type="string">
            <text:p>北投溪第2瀧至第4瀧間河堤內的行水區及部分毗鄰河岸地，兩端分別以北投溫泉博物館及熱海飯店前之木棧橋為界</text:p>
          </table:table-cell>
          <table:table-cell table:style-name="ce14" office:value-type="string" calcext:value-type="string">
            <text:p>臺北市政府產業發展局(市定自然地景)</text:p>
          </table:table-cell>
          <table:table-cell table:style-name="ce17" office:value-type="string" calcext:value-type="string">
            <text:p>臺北市政府產業發展局102年12月26日府產業動字第10233765600號</text:p>
          </table:table-cell>
          <table:table-cell table:style-name="ce19"/>
          <table:table-cell table:number-columns-repeated="1018"/>
        </table:table-row>
        <table:table-row table:style-name="ro1">
          <table:table-cell table:style-name="ce4" office:value-type="string" calcext:value-type="string">
            <text:p><text:span text:style-name="T3">大武事業區台灣穗花杉自然保留區</text:span></text:p>
          </table:table-cell>
          <table:table-cell table:style-name="ce2" office:value-type="float" office:value="86.4" calcext:value-type="float">
            <text:p>86.4</text:p>
          </table:table-cell>
          <table:table-cell table:style-name="ce2" office:value-type="string" calcext:value-type="string">
            <text:p><text:span text:style-name="T2">大武事業區第</text:span><text:span text:style-name="T5">39</text:span><text:span text:style-name="T6">林班</text:span></text:p>
          </table:table-cell>
          <table:table-cell table:style-name="ce2" office:value-type="string" calcext:value-type="string">
            <text:p><text:span text:style-name="T12">行政院農業委員會林務局台東林區管理處</text:span><text:span text:style-name="T5">(</text:span><text:span text:style-name="T13">國定自然地景</text:span><text:span text:style-name="T5">)</text:span></text:p>
          </table:table-cell>
          <table:table-cell table:style-name="ce2" office:value-type="string" calcext:value-type="string">
            <text:p>75.06.27</text:p>
          </table:table-cell>
          <table:table-cell table:number-columns-repeated="1019"/>
        </table:table-row>
        <table:table-row table:style-name="ro1">
          <table:table-cell table:style-name="ce1" office:value-type="string" calcext:value-type="string">
            <text:p>澎湖縣貓嶼海鳥保護區</text:p>
          </table:table-cell>
          <table:table-cell table:style-name="ce2" office:value-type="float" office:value="36.2" calcext:value-type="float">
            <text:p>36.2</text:p>
          </table:table-cell>
          <table:table-cell table:style-name="ce2" office:value-type="string" calcext:value-type="string">
            <text:p><text:span text:style-name="T2">澎湖縣大、小貓嶼全島陸域、及其緩衝區為低潮線向海延伸</text:span><text:span text:style-name="T5">100</text:span><text:span text:style-name="T6">公尺內之海域</text:span></text:p>
          </table:table-cell>
          <table:table-cell table:style-name="ce2" office:value-type="string" calcext:value-type="string">
            <text:p><text:span text:style-name="T12">行政院農委會</text:span></text:p>
          </table:table-cell>
          <table:table-cell table:style-name="ce2" office:value-type="string" calcext:value-type="string">
            <text:p><text:span text:style-name="T12">澎湖縣政府</text:span><text:span text:style-name="T5">80.05.24</text:span><text:span text:style-name="T13">日</text:span><text:span text:style-name="T5">(80)</text:span><text:span text:style-name="T13">澎府農漁字第</text:span><text:span text:style-name="T5">21442</text:span><text:span text:style-name="T13">號函公告；澎湖縣政府</text:span><text:span text:style-name="T5">86.04.23</text:span><text:span text:style-name="T13">日</text:span><text:span text:style-name="T5">(86)</text:span><text:span text:style-name="T13">澎府農漁字第</text:span><text:span text:style-name="T5">22616</text:span><text:span text:style-name="T13">號公告修正函</text:span></text:p>
          </table:table-cell>
          <table:table-cell table:number-columns-repeated="1019"/>
        </table:table-row>
        <table:table-row table:style-name="ro1">
          <table:table-cell table:style-name="ce2" office:value-type="string" calcext:value-type="string">
            <text:p><text:span text:style-name="T2">高雄縣三民鄉楠梓仙溪野生動物保護區</text:span></text:p>
          </table:table-cell>
          <table:table-cell table:style-name="ce2" office:value-type="float" office:value="274.22" calcext:value-type="float">
            <text:p>274.22</text:p>
          </table:table-cell>
          <table:table-cell table:style-name="ce2" office:value-type="string" calcext:value-type="string">
            <text:p><text:span text:style-name="T2">高雄市那瑪夏區全區段之楠梓仙溪溪流</text:span></text:p>
          </table:table-cell>
          <table:table-cell table:style-name="ce2" office:value-type="string" calcext:value-type="string">
            <text:p><text:span text:style-name="T12">行政院農委會</text:span></text:p>
          </table:table-cell>
          <table:table-cell table:style-name="ce2" office:value-type="string" calcext:value-type="string">
            <text:p><text:span text:style-name="T12">高雄縣政府</text:span><text:span text:style-name="T5">82.05.26</text:span><text:span text:style-name="T13">日</text:span><text:span text:style-name="T5">(82)</text:span><text:span text:style-name="T13">府農林字第</text:span><text:span text:style-name="T5">82411</text:span><text:span text:style-name="T13">號函；高雄縣政府</text:span><text:span text:style-name="T5">87.04.17</text:span><text:span text:style-name="T13">日八七府農林字第</text:span><text:span text:style-name="T5">61413</text:span><text:span text:style-name="T13">號公告修正函</text:span></text:p>
          </table:table-cell>
          <table:table-cell table:number-columns-repeated="1019"/>
        </table:table-row>
        <table:table-row table:style-name="ro1">
          <table:table-cell table:style-name="ce2" office:value-type="string" calcext:value-type="string">
            <text:p><text:span text:style-name="T2">無尾港水鳥保護區</text:span></text:p>
          </table:table-cell>
          <table:table-cell table:style-name="ce2" office:value-type="float" office:value="103.35" calcext:value-type="float">
            <text:p>103.35</text:p>
          </table:table-cell>
          <table:table-cell table:style-name="ce2" office:value-type="string" calcext:value-type="string">
            <text:p><text:span text:style-name="T2">蘇澳鎮港邊里海岸防風林內湖泊沼澤為中心，東臨太平洋、西界岳明國小，南至澳仔角崖邊、北抵新城溪，即宜蘭縣蘇澳鎮永安段</text:span><text:span text:style-name="T5">1</text:span><text:span text:style-name="T6">、</text:span><text:span text:style-name="T5">36</text:span><text:span text:style-name="T6">至</text:span><text:span text:style-name="T5">39</text:span><text:span text:style-name="T6">、</text:span><text:span text:style-name="T5">41</text:span><text:span text:style-name="T6">、</text:span><text:span text:style-name="T5">77</text:span><text:span text:style-name="T6">至</text:span><text:span text:style-name="T5">92</text:span><text:span text:style-name="T6">、</text:span><text:span text:style-name="T5">183</text:span><text:span text:style-name="T6">、</text:span><text:span text:style-name="T5">535</text:span><text:span text:style-name="T6">至</text:span><text:span text:style-name="T5">540</text:span><text:span text:style-name="T6">、</text:span><text:span text:style-name="T5">549</text:span><text:span text:style-name="T6">至</text:span><text:span text:style-name="T5">551</text:span><text:span text:style-name="T6">、</text:span><text:span text:style-name="T5">1093</text:span><text:span text:style-name="T6">地號及存仁段</text:span><text:span text:style-name="T5">984</text:span><text:span text:style-name="T6">、</text:span><text:span text:style-name="T5">984-1</text:span><text:span text:style-name="T6">、</text:span><text:span text:style-name="T5">985</text:span><text:span text:style-name="T6">、</text:span><text:span text:style-name="T5">985-1</text:span><text:span text:style-name="T6">、</text:span><text:span text:style-name="T5">985-2</text:span><text:span text:style-name="T6">、</text:span><text:span text:style-name="T5">1110</text:span><text:span text:style-name="T6">、</text:span><text:span text:style-name="T5">1150</text:span><text:span text:style-name="T6">、</text:span><text:span text:style-name="T5">1151</text:span><text:span text:style-name="T6">、</text:span><text:span text:style-name="T5">1151-1</text:span><text:span text:style-name="T6">、</text:span><text:span text:style-name="T5">1151-2</text:span><text:span text:style-name="T6">、</text:span><text:span text:style-name="T5">1151-3</text:span><text:span text:style-name="T6">、</text:span><text:span text:style-name="T5">1151-4</text:span><text:span text:style-name="T6">、</text:span><text:span text:style-name="T5">1151-5</text:span><text:span text:style-name="T6">、</text:span><text:span text:style-name="T5">1151-6</text:span><text:span text:style-name="T6">、</text:span><text:span text:style-name="T5">1152</text:span><text:span text:style-name="T6">至</text:span><text:span text:style-name="T5">1156</text:span><text:span text:style-name="T6">地號等共計五十二筆土地，面積為</text:span><text:span text:style-name="T5">103.35</text:span><text:span text:style-name="T6">公頃。</text:span></text:p>
          </table:table-cell>
          <table:table-cell table:style-name="ce2" office:value-type="string" calcext:value-type="string">
            <text:p><text:span text:style-name="T12">行政院農委會</text:span></text:p>
          </table:table-cell>
          <table:table-cell table:style-name="ce2" office:value-type="string" calcext:value-type="string">
            <text:p><text:span text:style-name="T12">宜蘭縣政府</text:span><text:span text:style-name="T5">82.09.24. (82)</text:span><text:span text:style-name="T13">府農林字第</text:span><text:span text:style-name="T5">106151</text:span><text:span text:style-name="T13">號公告；宜蘭縣政府</text:span><text:span text:style-name="T5">87.06.18. </text:span><text:span text:style-name="T13">八七府農畜字第</text:span><text:span text:style-name="T5">64881</text:span><text:span text:style-name="T13">號公告修正；宜蘭縣政府</text:span><text:span text:style-name="T5">104.06.23. </text:span><text:span text:style-name="T13">府農畜字第</text:span><text:span text:style-name="T5">1040098949A</text:span><text:span text:style-name="T13">號公告修正。</text:span></text:p>
          </table:table-cell>
          <table:table-cell table:number-columns-repeated="1019"/>
        </table:table-row>
        <table:table-row table:style-name="ro1">
          <table:table-cell table:style-name="ce2" office:value-type="string" calcext:value-type="string">
            <text:p><text:span text:style-name="T2">台北市野雁保護區</text:span></text:p>
          </table:table-cell>
          <table:table-cell table:style-name="ce2" office:value-type="float" office:value="245" calcext:value-type="float">
            <text:p>245</text:p>
          </table:table-cell>
          <table:table-cell table:style-name="ce2" office:value-type="string" calcext:value-type="string">
            <text:p><text:span text:style-name="T2">淡水河流域大漢溪與新店溪交界處，北起中興橋，南至永福橋間，東以台北市萬華區的河濱公園外側低水護岸為界，西至</text:span><text:span text:style-name="T5">(</text:span><text:span text:style-name="T6">水域間</text:span><text:span text:style-name="T5">)</text:span><text:span text:style-name="T6">臺北市與新北市界線。本保護區所轄之範圍</text:span><text:span text:style-name="T5"> (</text:span><text:span text:style-name="T6">為區內所有的草澤、泥灘、水域，及光復橋上游</text:span><text:span text:style-name="T5">600 </text:span><text:span text:style-name="T6">公尺之高灘地</text:span></text:p>
          </table:table-cell>
          <table:table-cell table:style-name="ce2" office:value-type="string" calcext:value-type="string">
            <text:p><text:span text:style-name="T12">行政院農委會</text:span></text:p>
          </table:table-cell>
          <table:table-cell table:style-name="ce2" office:value-type="string" calcext:value-type="string">
            <text:p><text:span text:style-name="T12">台北市政府</text:span><text:span text:style-name="T5">82.11.19</text:span><text:span text:style-name="T13">日</text:span><text:span text:style-name="T5">(82)</text:span><text:span text:style-name="T13">府建三字第</text:span><text:span text:style-name="T5">82084560</text:span><text:span text:style-name="T13">號函；</text:span><text:span text:style-name="T5"> </text:span><text:span text:style-name="T13">台北市政府</text:span><text:span text:style-name="T5">83.05.17</text:span><text:span text:style-name="T13">日</text:span><text:span text:style-name="T5">(83)</text:span><text:span text:style-name="T13">府建三字第</text:span><text:span text:style-name="T5">83027863</text:span><text:span text:style-name="T13">號函；</text:span><text:span text:style-name="T5"> </text:span><text:span text:style-name="T13">台北市政府</text:span><text:span text:style-name="T5">86.08.15</text:span><text:span text:style-name="T13">日府建三字第</text:span><text:span text:style-name="T5">8606078700</text:span><text:span text:style-name="T13">號公告修正函</text:span></text:p>
          </table:table-cell>
          <table:table-cell table:number-columns-repeated="1019"/>
        </table:table-row>
        <table:table-row table:style-name="ro1">
          <table:table-cell table:style-name="ce2" office:value-type="string" calcext:value-type="string">
            <text:p><text:span text:style-name="T2">台南市四草野生動物保護區</text:span></text:p>
          </table:table-cell>
          <table:table-cell table:style-name="ce2" office:value-type="float" office:value="523.848" calcext:value-type="float">
            <text:p>523.848</text:p>
          </table:table-cell>
          <table:table-cell table:style-name="ce2" office:value-type="string" calcext:value-type="string">
            <text:p><text:span text:style-name="T2">本野生動物保護區與重要棲息環境面積相同，共有三個分區，位於臺南市安南區，省道台</text:span><text:span text:style-name="T5">17</text:span><text:span text:style-name="T6">號公路以西至海岸線，北為曾文溪，南為鹽水溪，中有鹿耳門溪。三個分區分別為高蹺鴴繁殖區（</text:span><text:span text:style-name="T5">A1:54.6530</text:span><text:span text:style-name="T6">公頃）、北汕尾水鳥保護區（</text:span><text:span text:style-name="T5">A2:337.3052</text:span><text:span text:style-name="T6">公頃）、竹筏港水鳥保護區（</text:span><text:span text:style-name="T5">A3:131.8898</text:span><text:span text:style-name="T6">公頃）</text:span></text:p>
          </table:table-cell>
          <table:table-cell table:style-name="ce2" office:value-type="string" calcext:value-type="string">
            <text:p><text:span text:style-name="T12">行政院農委會</text:span></text:p>
          </table:table-cell>
          <table:table-cell table:style-name="ce2" office:value-type="string" calcext:value-type="string">
            <text:p><text:span text:style-name="T12">台南市政府</text:span><text:span text:style-name="T5">83.11.30</text:span><text:span text:style-name="T13">日</text:span><text:span text:style-name="T5">(83)</text:span><text:span text:style-name="T13">南市建農字第</text:span><text:span text:style-name="T5">132629</text:span><text:span text:style-name="T13">號函</text:span></text:p>
          </table:table-cell>
          <table:table-cell table:number-columns-repeated="1019"/>
        </table:table-row>
        <table:table-row table:style-name="ro1">
          <table:table-cell table:style-name="ce2" office:value-type="string" calcext:value-type="string">
            <text:p><text:span text:style-name="T2">澎湖縣望安島綠蠵龜產卵棲地保護區</text:span></text:p>
          </table:table-cell>
          <table:table-cell table:style-name="ce2" office:value-type="float" office:value="23.33" calcext:value-type="float">
            <text:p>23.33</text:p>
          </table:table-cell>
          <table:table-cell table:style-name="ce2" office:value-type="string" calcext:value-type="string">
            <text:p><text:span text:style-name="T2">澎湖縣望安島</text:span><text:span text:style-name="T5">6</text:span><text:span text:style-name="T6">處沙灘草地</text:span></text:p>
          </table:table-cell>
          <table:table-cell table:style-name="ce2" office:value-type="string" calcext:value-type="string">
            <text:p><text:span text:style-name="T12">行政院農委會</text:span></text:p>
          </table:table-cell>
          <table:table-cell table:style-name="ce2" office:value-type="string" calcext:value-type="string">
            <text:p><text:span text:style-name="T12">澎湖縣政府</text:span><text:span text:style-name="T5">84.01.17</text:span><text:span text:style-name="T13">日</text:span><text:span text:style-name="T5">(84)</text:span><text:span text:style-name="T13">澎府農漁字第</text:span><text:span text:style-name="T5">01472</text:span><text:span text:style-name="T13">號函公告</text:span></text:p>
          </table:table-cell>
          <table:table-cell table:number-columns-repeated="1019"/>
        </table:table-row>
        <table:table-row table:style-name="ro1">
          <table:table-cell table:style-name="ce2" office:value-type="string" calcext:value-type="string">
            <text:p><text:span text:style-name="T2">大肚溪口野生動物保護區</text:span></text:p>
          </table:table-cell>
          <table:table-cell table:style-name="ce2" office:value-type="float" office:value="2669.73" calcext:value-type="float">
            <text:p>2669.73</text:p>
          </table:table-cell>
          <table:table-cell table:style-name="ce2" office:value-type="string" calcext:value-type="string">
            <text:p><text:span text:style-name="T2">跨台中市與彰化縣境之大肚溪</text:span><text:span text:style-name="T5">(</text:span><text:span text:style-name="T6">烏溪</text:span><text:span text:style-name="T5">)</text:span><text:span text:style-name="T6">河口及其向海延伸二公里內之海域</text:span></text:p>
          </table:table-cell>
          <table:table-cell table:style-name="ce2" office:value-type="string" calcext:value-type="string">
            <text:p><text:span text:style-name="T12">行政院農委會</text:span></text:p>
          </table:table-cell>
          <table:table-cell table:style-name="ce2" office:value-type="string" calcext:value-type="string">
            <text:p>84.02.28<text:span text:style-name="T12">日彰化縣政府</text:span><text:span text:style-name="T5">(84)</text:span><text:span text:style-name="T13">彰府農林字第</text:span><text:span text:style-name="T5">33474</text:span><text:span text:style-name="T13">號函暨台中縣政府</text:span><text:span text:style-name="T5">(84)</text:span><text:span text:style-name="T13">府農技字第</text:span><text:span text:style-name="T5">04512</text:span><text:span text:style-name="T13">號函公告為「大肚溪口水鳥保護區」；</text:span><text:span text:style-name="T5">87.05.22</text:span><text:span text:style-name="T13">日彰化縣政府八七彰府農林字第</text:span><text:span text:style-name="T5">090660</text:span><text:span text:style-name="T13">號函公告修正為「大肚溪口野生動物保護區」。</text:span></text:p>
          </table:table-cell>
          <table:table-cell table:number-columns-repeated="1019"/>
        </table:table-row>
        <table:table-row table:style-name="ro1">
          <table:table-cell table:style-name="ce2" office:value-type="string" calcext:value-type="string">
            <text:p><text:span text:style-name="T2">棉花嶼、花瓶嶼野生動物保護區</text:span></text:p>
          </table:table-cell>
          <table:table-cell table:style-name="ce2" office:value-type="float" office:value="226.38" calcext:value-type="float">
            <text:p>226.38</text:p>
          </table:table-cell>
          <table:table-cell table:style-name="ce2" office:value-type="string" calcext:value-type="string">
            <text:p><text:span text:style-name="T2">棉花嶼全島陸域及其低潮線向海域延伸</text:span><text:span text:style-name="T5">500</text:span><text:span text:style-name="T6">公尺，與花瓶嶼全島陸域及其低潮線向海域延伸外</text:span><text:span text:style-name="T5">200</text:span><text:span text:style-name="T6">公尺範圍內</text:span></text:p>
          </table:table-cell>
          <table:table-cell table:style-name="ce2" office:value-type="string" calcext:value-type="string">
            <text:p><text:span text:style-name="T12">行政院農委會</text:span></text:p>
          </table:table-cell>
          <table:table-cell table:style-name="ce2" office:value-type="string" calcext:value-type="string">
            <text:p><text:span text:style-name="T12">基隆市政府</text:span><text:span text:style-name="T5">85.03.18</text:span><text:span text:style-name="T13">日</text:span><text:span text:style-name="T5">85</text:span><text:span text:style-name="T13">基府建農字第</text:span><text:span text:style-name="T5">017128</text:span><text:span text:style-name="T13">號函公告</text:span></text:p>
          </table:table-cell>
          <table:table-cell table:number-columns-repeated="1019"/>
        </table:table-row>
        <table:table-row table:style-name="ro1">
          <table:table-cell table:style-name="ce2" office:value-type="string" calcext:value-type="string">
            <text:p><text:span text:style-name="T2">蘭陽溪口水鳥保護區</text:span></text:p>
          </table:table-cell>
          <table:table-cell table:style-name="ce2" office:value-type="float" office:value="206" calcext:value-type="float">
            <text:p>206</text:p>
          </table:table-cell>
          <table:table-cell table:style-name="ce2" office:value-type="string" calcext:value-type="string">
            <text:p><text:span text:style-name="T2">宜蘭縣蘭陽溪噶瑪蘭大橋以下至河口段</text:span></text:p>
          </table:table-cell>
          <table:table-cell table:style-name="ce2" office:value-type="string" calcext:value-type="string">
            <text:p><text:span text:style-name="T12">行政院農委會</text:span></text:p>
          </table:table-cell>
          <table:table-cell table:style-name="ce2" office:value-type="string" calcext:value-type="string">
            <text:p><text:span text:style-name="T12">宜蘭縣政府</text:span><text:span text:style-name="T5">85.09.16</text:span><text:span text:style-name="T13">日</text:span><text:span text:style-name="T5">85</text:span><text:span text:style-name="T13">府農林字第</text:span><text:span text:style-name="T5">105206</text:span><text:span text:style-name="T13">號函公告</text:span></text:p>
          </table:table-cell>
          <table:table-cell table:number-columns-repeated="1019"/>
        </table:table-row>
        <table:table-row table:style-name="ro1">
          <table:table-cell table:style-name="ce2" office:value-type="string" calcext:value-type="string">
            <text:p><text:span text:style-name="T2">櫻花鉤吻鮭野生動物保護區</text:span></text:p>
          </table:table-cell>
          <table:table-cell table:style-name="ce2" office:value-type="float" office:value="7124.7" calcext:value-type="float">
            <text:p>7124.7</text:p>
          </table:table-cell>
          <table:table-cell table:style-name="ce2" office:value-type="string" calcext:value-type="string">
            <text:p><text:span text:style-name="T2">台中市大甲溪流域七家灣溪集水區</text:span><text:span text:style-name="T5">(</text:span><text:span text:style-name="T6">大甲溪事業區第</text:span><text:span text:style-name="T5"> 24 </text:span><text:span text:style-name="T6">林班</text:span><text:span text:style-name="T5"> 1-8 </text:span><text:span text:style-name="T6">小班，</text:span><text:span text:style-name="T5"> 25-37 </text:span><text:span text:style-name="T6">林班，以及武陵農場中、北谷，南邊於七家灣溪西岸以億年橋向西延伸之山陵線為界《位於雪霸國家公園範圍內》</text:span><text:span text:style-name="T5">)</text:span><text:span text:style-name="T6">。</text:span></text:p>
          </table:table-cell>
          <table:table-cell table:style-name="ce2" office:value-type="string" calcext:value-type="string">
            <text:p><text:span text:style-name="T12">行政院農委會</text:span></text:p>
          </table:table-cell>
          <table:table-cell table:style-name="ce2" office:value-type="string" calcext:value-type="string">
            <text:p><text:span text:style-name="T12">台中縣政府</text:span><text:span text:style-name="T5">86.10.01</text:span><text:span text:style-name="T13">日</text:span><text:span text:style-name="T5">86</text:span><text:span text:style-name="T13">府農技字第</text:span><text:span text:style-name="T5">261771</text:span><text:span text:style-name="T13">號函公告</text:span></text:p>
          </table:table-cell>
          <table:table-cell table:number-columns-repeated="1019"/>
        </table:table-row>
        <table:table-row table:style-name="ro1">
          <table:table-cell table:style-name="ce2" office:value-type="string" calcext:value-type="string">
            <text:p><text:span text:style-name="T2">台東縣海端鄉新武呂溪魚類保護區</text:span></text:p>
          </table:table-cell>
          <table:table-cell table:style-name="ce2" office:value-type="float" office:value="292" calcext:value-type="float">
            <text:p>292</text:p>
          </table:table-cell>
          <table:table-cell table:style-name="ce2" office:value-type="string" calcext:value-type="string">
            <text:p><text:span text:style-name="T2">台東縣海端鄉卑南溪上游新武呂溪初來橋起，至支流大崙溪的拉庫拉庫溫泉，另一支流霧鹿溪的利稻橋，以及另一支流武拉庫散溪五．五公里處</text:span></text:p>
          </table:table-cell>
          <table:table-cell table:style-name="ce2" office:value-type="string" calcext:value-type="string">
            <text:p><text:span text:style-name="T12">行政院農委會</text:span></text:p>
          </table:table-cell>
          <table:table-cell table:style-name="ce2" office:value-type="string" calcext:value-type="string">
            <text:p><text:span text:style-name="T12">台東縣政府</text:span><text:span text:style-name="T5">87.12.04</text:span><text:span text:style-name="T13">日</text:span><text:span text:style-name="T5">87</text:span><text:span text:style-name="T13">府農林字第</text:span><text:span text:style-name="T5">87133002</text:span><text:span text:style-name="T13">號函公告</text:span></text:p>
          </table:table-cell>
          <table:table-cell table:number-columns-repeated="1019"/>
        </table:table-row>
        <table:table-row table:style-name="ro1">
          <table:table-cell table:style-name="ce2" office:value-type="string" calcext:value-type="string">
            <text:p><text:span text:style-name="T2">馬祖列島燕鷗保護區</text:span></text:p>
          </table:table-cell>
          <table:table-cell table:style-name="ce2" office:value-type="float" office:value="71.6166" calcext:value-type="float">
            <text:p>71.6166</text:p>
          </table:table-cell>
          <table:table-cell table:style-name="ce2" office:value-type="string" calcext:value-type="string">
            <text:p><text:span text:style-name="T2">東引鄉之雙子礁，北竿鄉之三連嶼、中島、鐵尖島、白廟、進嶼，南竿鄉之劉泉礁，莒光鄉之蛇山等八座島嶼，及緩衝區為低潮線向海延伸</text:span><text:span text:style-name="T5">100</text:span><text:span text:style-name="T6">公尺內之海域</text:span></text:p>
          </table:table-cell>
          <table:table-cell table:style-name="ce2" office:value-type="string" calcext:value-type="string">
            <text:p><text:span text:style-name="T12">行政院農委會</text:span></text:p>
          </table:table-cell>
          <table:table-cell table:style-name="ce2" office:value-type="string" calcext:value-type="string">
            <text:p><text:span text:style-name="T12">連江縣政府</text:span><text:span text:style-name="T5">89.01.26</text:span><text:span text:style-name="T13">八十八連建農字第</text:span><text:span text:style-name="T5">20084</text:span><text:span text:style-name="T13">號函</text:span></text:p>
          </table:table-cell>
          <table:table-cell table:number-columns-repeated="1019"/>
        </table:table-row>
        <table:table-row table:style-name="ro1">
          <table:table-cell table:style-name="ce2" office:value-type="string" calcext:value-type="string">
            <text:p><text:span text:style-name="T2">玉里野生動物保護區</text:span></text:p>
          </table:table-cell>
          <table:table-cell table:style-name="ce2" office:value-type="float" office:value="11414.58" calcext:value-type="float">
            <text:p>11414.58</text:p>
          </table:table-cell>
          <table:table-cell table:style-name="ce2" office:value-type="string" calcext:value-type="string">
            <text:p><text:span text:style-name="T2">花蓮縣卓溪鄉國有林玉里事業區第</text:span><text:span text:style-name="T5">32-37</text:span><text:span text:style-name="T6">林班</text:span></text:p>
          </table:table-cell>
          <table:table-cell table:style-name="ce2" office:value-type="string" calcext:value-type="string">
            <text:p><text:span text:style-name="T12">行政院農委會</text:span></text:p>
          </table:table-cell>
          <table:table-cell table:style-name="ce2" office:value-type="string" calcext:value-type="string">
            <text:p><text:span text:style-name="T12">行政院農委會</text:span><text:span text:style-name="T5">89.01.27</text:span><text:span text:style-name="T13">八九農林字第</text:span><text:span text:style-name="T5">890030020</text:span><text:span text:style-name="T13">號函</text:span></text:p>
          </table:table-cell>
          <table:table-cell table:number-columns-repeated="1019"/>
        </table:table-row>
        <table:table-row table:style-name="ro1">
          <table:table-cell table:style-name="ce2" office:value-type="string" calcext:value-type="string">
            <text:p><text:span text:style-name="T2">新竹市濱海野生動物保護區</text:span></text:p>
          </table:table-cell>
          <table:table-cell table:style-name="ce2" office:value-type="float" office:value="1600" calcext:value-type="float">
            <text:p>1600</text:p>
          </table:table-cell>
          <table:table-cell table:style-name="ce2" office:value-type="string" calcext:value-type="string">
            <text:p><text:span text:style-name="T2">北涵括客雅溪口</text:span><text:span text:style-name="T5">(</text:span><text:span text:style-name="T6">含金城湖附近</text:span><text:span text:style-name="T5">),</text:span><text:span text:style-name="T6">南至無名溝</text:span><text:span text:style-name="T5">(</text:span><text:span text:style-name="T6">竹苗交界</text:span><text:span text:style-name="T5">),</text:span><text:span text:style-name="T6">東起海岸線</text:span><text:span text:style-name="T5">,</text:span><text:span text:style-name="T6">西至最低潮線</text:span><text:span text:style-name="T5">(</text:span><text:span text:style-name="T6">不包含現有海山漁港</text:span><text:span text:style-name="T5">,</text:span><text:span text:style-name="T6">浸水垃圾掩埋場及客雅污水處理廠預定地</text:span><text:span text:style-name="T5">)</text:span></text:p>
          </table:table-cell>
          <table:table-cell table:style-name="ce2" office:value-type="string" calcext:value-type="string">
            <text:p><text:span text:style-name="T12">行政院農委會</text:span></text:p>
          </table:table-cell>
          <table:table-cell table:style-name="ce2" office:value-type="string" calcext:value-type="string">
            <text:p><text:span text:style-name="T12">新竹市</text:span><text:span text:style-name="T5">90.12.14</text:span><text:span text:style-name="T13">（九十）府建生字第</text:span><text:span text:style-name="T5">94263</text:span><text:span text:style-name="T13">號公告；</text:span><text:span text:style-name="T5"> 93.09.23</text:span><text:span text:style-name="T13">府建生字第</text:span><text:span text:style-name="T5">0930099959</text:span><text:span text:style-name="T13">號公告修正。</text:span></text:p>
          </table:table-cell>
          <table:table-cell table:number-columns-repeated="1019"/>
        </table:table-row>
        <table:table-row table:style-name="ro1">
          <table:table-cell table:style-name="ce2" office:value-type="string" calcext:value-type="string">
            <text:p><text:span text:style-name="T2">台南縣曾文溪口北岸黑面琵鷺保護區</text:span></text:p>
          </table:table-cell>
          <table:table-cell table:style-name="ce2" office:value-type="float" office:value="300" calcext:value-type="float">
            <text:p>300</text:p>
          </table:table-cell>
          <table:table-cell table:style-name="ce2" office:value-type="string" calcext:value-type="string">
            <text:p><text:span text:style-name="T2">七股新舊海堤內之縣有地，北以舊堤堤頂線上為界定，南至河川水道治理計畫用地範圍線以內（含水防道路），西為海堤區域線以內（含水防道路），東為東邊魚塭堤之天然界線往南至河川水道治理計畫用地範圍線，其中並包括含四號水門（原一號）、一號水門（原二號）</text:span></text:p>
          </table:table-cell>
          <table:table-cell table:style-name="ce2" office:value-type="string" calcext:value-type="string">
            <text:p><text:span text:style-name="T12">行政院農委會</text:span></text:p>
          </table:table-cell>
          <table:table-cell table:style-name="ce2" office:value-type="string" calcext:value-type="string">
            <text:p><text:span text:style-name="T12">台南縣政府</text:span><text:span text:style-name="T5">91.11.01</text:span><text:span text:style-name="T13">府農林字</text:span><text:span text:style-name="T5">0910179659</text:span><text:span text:style-name="T13">號公告</text:span></text:p>
          </table:table-cell>
          <table:table-cell table:number-columns-repeated="1019"/>
        </table:table-row>
        <table:table-row table:style-name="ro1">
          <table:table-cell table:style-name="ce5" office:value-type="string" calcext:value-type="string">
            <text:p><text:span text:style-name="T4">宜蘭縣雙連埤野生動物保護區</text:span></text:p>
          </table:table-cell>
          <table:table-cell table:style-name="ce5" office:value-type="float" office:value="17.1578" calcext:value-type="float">
            <text:p>17.1578</text:p>
          </table:table-cell>
          <table:table-cell table:style-name="ce5" office:value-type="string" calcext:value-type="string">
            <text:p><text:span text:style-name="T4">宜蘭縣員山鄉大湖段雙連埤小段</text:span><text:span text:style-name="T7">79</text:span><text:span text:style-name="T8">地號水利地。</text:span></text:p>
          </table:table-cell>
          <table:table-cell table:style-name="ce5" office:value-type="string" calcext:value-type="string">
            <text:p><text:span text:style-name="T4">行政院農業委員會</text:span></text:p>
          </table:table-cell>
          <table:table-cell table:style-name="ce5" office:value-type="string" calcext:value-type="string">
            <text:p><text:span text:style-name="T4">宜蘭縣政府</text:span><text:span text:style-name="T7">92.11.07</text:span><text:span text:style-name="T8">府農畜字</text:span><text:span text:style-name="T7">0920137729</text:span><text:span text:style-name="T8">號函公告</text:span></text:p>
          </table:table-cell>
          <table:table-cell table:style-name="ce5"/>
          <table:table-cell table:number-columns-repeated="1018"/>
        </table:table-row>
        <table:table-row table:style-name="ro1">
          <table:table-cell table:style-name="ce5" office:value-type="string" calcext:value-type="string">
            <text:p><text:span text:style-name="T4">高美野生動物保護區</text:span></text:p>
          </table:table-cell>
          <table:table-cell table:style-name="ce5" office:value-type="float" office:value="701.3" calcext:value-type="float">
            <text:p>701.3</text:p>
          </table:table-cell>
          <table:table-cell table:style-name="ce5" office:value-type="string" calcext:value-type="string">
            <text:p><text:span text:style-name="T4">台中市清水區沿岸，北以大甲溪出海口北岸為界，東界為西濱快速道路西側沿清水區海岸堤防南下，經番仔寮海堤、高美一號海堤、高美二號海堤等海堤堤尖以西至平均低潮線，南以臺中港北防沙堤為界</text:span></text:p>
          </table:table-cell>
          <table:table-cell table:style-name="ce5" office:value-type="string" calcext:value-type="string">
            <text:p><text:span text:style-name="T4">行政院農委會</text:span></text:p>
          </table:table-cell>
          <table:table-cell table:style-name="ce5" office:value-type="string" calcext:value-type="string">
            <text:p><text:span text:style-name="T4">台中縣政府</text:span><text:span text:style-name="T7">93.09.29</text:span><text:span text:style-name="T8">府農育字第</text:span><text:span text:style-name="T7">0930253489-2</text:span><text:span text:style-name="T8">號台中縣公告高美野生動物保護區、臺中市政府</text:span><text:span text:style-name="T7">101.06.22</text:span><text:span text:style-name="T8">府授農林字第</text:span><text:span text:style-name="T7">10100995651</text:span><text:span text:style-name="T8">號公告高美野生動物保護區分區管制範圍暨相關管制事項</text:span></text:p>
          </table:table-cell>
          <table:table-cell table:style-name="ce5"/>
          <table:table-cell table:number-columns-repeated="1018"/>
        </table:table-row>
        <table:table-row table:style-name="ro1">
          <table:table-cell table:style-name="ce5" office:value-type="string" calcext:value-type="string">
            <text:p><text:span text:style-name="T4">桃園高榮野生動物保護區</text:span></text:p>
          </table:table-cell>
          <table:table-cell table:style-name="ce5" office:value-type="float" office:value="1.11" calcext:value-type="float">
            <text:p>1.11</text:p>
          </table:table-cell>
          <table:table-cell table:style-name="ce5" office:value-type="string" calcext:value-type="string">
            <text:p><text:span text:style-name="T4">桃園縣楊梅鎮高榮里仁美段</text:span><text:span text:style-name="T7">167</text:span><text:span text:style-name="T8">地號</text:span></text:p>
          </table:table-cell>
          <table:table-cell table:style-name="ce5" office:value-type="string" calcext:value-type="string">
            <text:p><text:span text:style-name="T4">行政院農業委員會</text:span></text:p>
          </table:table-cell>
          <table:table-cell table:style-name="ce5" office:value-type="string" calcext:value-type="string">
            <text:p><text:span text:style-name="T4">桃園縣政府</text:span><text:span text:style-name="T7">101.03.03</text:span><text:span text:style-name="T8">府農植字第</text:span><text:span text:style-name="T7">1010041471</text:span><text:span text:style-name="T8">號公告</text:span></text:p>
          </table:table-cell>
          <table:table-cell table:style-name="ce5"/>
          <table:table-cell table:number-columns-repeated="1018"/>
        </table:table-row>
        <table:table-row table:style-name="ro1">
          <table:table-cell table:style-name="ce5" office:value-type="string" calcext:value-type="string">
            <text:p><text:span text:style-name="T4">翡翠水庫食蛇龜野生動物保護區</text:span></text:p>
          </table:table-cell>
          <table:table-cell table:style-name="ce5" office:value-type="float" office:value="1295.93" calcext:value-type="float">
            <text:p>1295.93</text:p>
          </table:table-cell>
          <table:table-cell table:style-name="ce5" office:value-type="string" calcext:value-type="string">
            <text:p><text:span text:style-name="T4">位於新北市石碇區，範圍包含新北市石碇區乾溝段後坑子小段、乾溝段乾溝小段、火燒樟段、桶後北段等共計土地</text:span><text:span text:style-name="T7">725</text:span><text:span text:style-name="T8">筆，詳細地籍清單如附件。</text:span></text:p>
          </table:table-cell>
          <table:table-cell table:style-name="ce5" office:value-type="string" calcext:value-type="string">
            <text:p><text:span text:style-name="T4">行政院農業委員會</text:span></text:p>
          </table:table-cell>
          <table:table-cell table:style-name="ce5" office:value-type="string" calcext:value-type="string">
            <text:p><text:span text:style-name="T4">行政院農業委員會</text:span><text:span text:style-name="T7">102</text:span><text:span text:style-name="T8">年</text:span><text:span text:style-name="T7">12</text:span><text:span text:style-name="T8">月</text:span><text:span text:style-name="T7">10</text:span><text:span text:style-name="T8">日農林務字第</text:span><text:span text:style-name="T7">1021701271</text:span><text:span text:style-name="T8">號</text:span></text:p>
          </table:table-cell>
          <table:table-cell table:style-name="ce5"/>
          <table:table-cell table:number-columns-repeated="1018"/>
        </table:table-row>
        <table:table-row table:style-name="ro1">
          <table:table-cell table:style-name="ce5" office:value-type="string" calcext:value-type="string">
            <text:p><text:span text:style-name="T4">桃園觀新藻礁生態系野生動物保護區</text:span></text:p>
          </table:table-cell>
          <table:table-cell table:style-name="ce5" office:value-type="float" office:value="315" calcext:value-type="float">
            <text:p>315</text:p>
          </table:table-cell>
          <table:table-cell table:style-name="ce5" office:value-type="string" calcext:value-type="string">
            <text:p><text:span text:style-name="T4">本保護區所在行政區界桃園縣觀音鄉保生村、桃園縣新屋鄉永興村及永安村，面積計</text:span><text:span text:style-name="T7">315</text:span><text:span text:style-name="T8">公頃，並分為核心區、緩衝區與永續利用區。</text:span></text:p>
          </table:table-cell>
          <table:table-cell table:style-name="ce5" office:value-type="string" calcext:value-type="string">
            <text:p><text:span text:style-name="T4">行政院農業委員會</text:span></text:p>
          </table:table-cell>
          <table:table-cell table:style-name="ce5" office:value-type="string" calcext:value-type="string">
            <text:p><text:span text:style-name="T4">桃園縣政府</text:span><text:span text:style-name="T7">103.07.07</text:span><text:span text:style-name="T8">日府農植字第</text:span><text:span text:style-name="T7">1030161774</text:span><text:span text:style-name="T8">號函公告</text:span></text:p>
          </table:table-cell>
          <table:table-cell table:style-name="ce5"/>
          <table:table-cell table:number-columns-repeated="1018"/>
        </table:table-row>
        <table:table-row table:style-name="ro1">
          <table:table-cell table:style-name="ce2" office:value-type="string" calcext:value-type="string">
            <text:p><text:span text:style-name="T2">棉花嶼野生動物重要棲息環境</text:span></text:p>
          </table:table-cell>
          <table:table-cell table:style-name="ce2" office:value-type="string" calcext:value-type="string">
            <text:p><text:span text:style-name="T2">陸域：</text:span><text:span text:style-name="T5">13.3024 </text:span><text:span text:style-name="T6">海域：</text:span><text:span text:style-name="T5">188 </text:span><text:span text:style-name="T6">總計：</text:span><text:span text:style-name="T5">201.3024</text:span></text:p>
          </table:table-cell>
          <table:table-cell table:style-name="ce2" office:value-type="string" calcext:value-type="string">
            <text:p><text:span text:style-name="T2">全島陸域及其低潮線向海域延伸五百公尺</text:span></text:p>
          </table:table-cell>
          <table:table-cell office:value-type="string" calcext:value-type="string">
            <text:p>行政院農委會</text:p>
          </table:table-cell>
          <table:table-cell office:value-type="string" calcext:value-type="string">
            <text:p>84.06.12</text:p>
          </table:table-cell>
          <table:table-cell table:number-columns-repeated="1019"/>
        </table:table-row>
        <table:table-row table:style-name="ro1">
          <table:table-cell table:style-name="ce2" office:value-type="string" calcext:value-type="string">
            <text:p><text:span text:style-name="T2">花瓶嶼野生動物重要棲息環境</text:span></text:p>
          </table:table-cell>
          <table:table-cell table:style-name="ce2" office:value-type="string" calcext:value-type="string">
            <text:p><text:span text:style-name="T2">陸域：</text:span><text:span text:style-name="T5">3.08 </text:span><text:span text:style-name="T6">海域：</text:span><text:span text:style-name="T5">22 </text:span><text:span text:style-name="T6">總計：</text:span><text:span text:style-name="T5">25.08</text:span></text:p>
          </table:table-cell>
          <table:table-cell table:style-name="ce2" office:value-type="string" calcext:value-type="string">
            <text:p><text:span text:style-name="T2">全島陸域及其低潮線向海域延伸二百公尺</text:span></text:p>
          </table:table-cell>
          <table:table-cell office:value-type="string" calcext:value-type="string">
            <text:p>行政院農委會</text:p>
          </table:table-cell>
          <table:table-cell office:value-type="string" calcext:value-type="string">
            <text:p>84.06.12</text:p>
          </table:table-cell>
          <table:table-cell table:number-columns-repeated="1019"/>
        </table:table-row>
        <table:table-row table:style-name="ro1">
          <table:table-cell table:style-name="ce2" office:value-type="string" calcext:value-type="string">
            <text:p><text:span text:style-name="T2">臺中縣武陵櫻花鉤吻鮭重要棲息環境</text:span></text:p>
          </table:table-cell>
          <table:table-cell table:style-name="ce2" office:value-type="float" office:value="7095" calcext:value-type="float">
            <text:p>7095</text:p>
          </table:table-cell>
          <table:table-cell table:style-name="ce2" office:value-type="string" calcext:value-type="string">
            <text:p><text:span text:style-name="T2">台中市境大甲溪上游七家灣溪流域</text:span></text:p>
          </table:table-cell>
          <table:table-cell office:value-type="string" calcext:value-type="string">
            <text:p>行政院農委會</text:p>
          </table:table-cell>
          <table:table-cell office:value-type="string" calcext:value-type="string">
            <text:p>84.09.23</text:p>
          </table:table-cell>
          <table:table-cell table:number-columns-repeated="1019"/>
        </table:table-row>
        <table:table-row table:style-name="ro1">
          <table:table-cell table:style-name="ce2" office:value-type="string" calcext:value-type="string">
            <text:p><text:span text:style-name="T2">宜蘭縣蘭陽溪口野生動物重要棲息環境</text:span></text:p>
          </table:table-cell>
          <table:table-cell table:style-name="ce2" office:value-type="float" office:value="206" calcext:value-type="float">
            <text:p>206</text:p>
          </table:table-cell>
          <table:table-cell table:style-name="ce2" office:value-type="string" calcext:value-type="string">
            <text:p><text:span text:style-name="T2">宜蘭縣蘭陽溪下游河口（噶瑪蘭大橋以東河川地）</text:span></text:p>
          </table:table-cell>
          <table:table-cell office:value-type="string" calcext:value-type="string">
            <text:p>行政院農委會</text:p>
          </table:table-cell>
          <table:table-cell office:value-type="string" calcext:value-type="string">
            <text:p>85.07.11</text:p>
          </table:table-cell>
          <table:table-cell table:number-columns-repeated="1019"/>
        </table:table-row>
        <table:table-row table:style-name="ro1">
          <table:table-cell table:style-name="ce2" office:value-type="string" calcext:value-type="string">
            <text:p><text:span text:style-name="T2">澎湖縣貓嶼野生動物重要棲息環境</text:span></text:p>
          </table:table-cell>
          <table:table-cell table:style-name="ce2" office:value-type="string" calcext:value-type="string">
            <text:p><text:span text:style-name="T2">陸域：</text:span><text:span text:style-name="T5">10.0200 </text:span><text:span text:style-name="T6">海域：</text:span><text:span text:style-name="T5">26.1842 </text:span><text:span text:style-name="T6">總計：</text:span><text:span text:style-name="T5">36.2042</text:span></text:p>
          </table:table-cell>
          <table:table-cell table:style-name="ce2" office:value-type="string" calcext:value-type="string">
            <text:p><text:span text:style-name="T2">大、小貓嶼全島低潮線以上陸域及其低潮線向海延伸一百公尺內之範圍</text:span></text:p>
          </table:table-cell>
          <table:table-cell office:value-type="string" calcext:value-type="string">
            <text:p>行政院農委會</text:p>
          </table:table-cell>
          <table:table-cell office:value-type="string" calcext:value-type="string">
            <text:p>86.04.07</text:p>
          </table:table-cell>
          <table:table-cell table:number-columns-repeated="1019"/>
        </table:table-row>
        <table:table-row table:style-name="ro1">
          <table:table-cell table:style-name="ce2" office:value-type="string" calcext:value-type="string">
            <text:p><text:span text:style-name="T2">台北市中興橋永福橋野生動物重要棲息環境</text:span></text:p>
          </table:table-cell>
          <table:table-cell table:style-name="ce2" office:value-type="float" office:value="245" calcext:value-type="float">
            <text:p>245</text:p>
          </table:table-cell>
          <table:table-cell table:style-name="ce2" office:value-type="string" calcext:value-type="string">
            <text:p><text:span text:style-name="T2">中興橋至永福橋間低水護岸起至縣市界止之河域及光復橋上游六百公尺高灘地</text:span></text:p>
          </table:table-cell>
          <table:table-cell office:value-type="string" calcext:value-type="string">
            <text:p>行政院農委會</text:p>
          </table:table-cell>
          <table:table-cell office:value-type="string" calcext:value-type="string">
            <text:p>86.07.31</text:p>
          </table:table-cell>
          <table:table-cell table:number-columns-repeated="1019"/>
        </table:table-row>
        <table:table-row table:style-name="ro1">
          <table:table-cell table:style-name="ce2" office:value-type="string" calcext:value-type="string">
            <text:p><text:span text:style-name="T2">高雄縣三民鄉楠梓仙溪野生動物重要棲息環境</text:span></text:p>
          </table:table-cell>
          <table:table-cell table:style-name="ce2" office:value-type="float" office:value="274.22" calcext:value-type="float">
            <text:p>274.22</text:p>
          </table:table-cell>
          <table:table-cell table:style-name="ce2" office:value-type="string" calcext:value-type="string">
            <text:p><text:span text:style-name="T2">高雄市那瑪夏區境內楠梓仙溪主流及所有支流（各由與主流匯流點上溯五百公尺）</text:span></text:p>
          </table:table-cell>
          <table:table-cell office:value-type="string" calcext:value-type="string">
            <text:p>行政院農委會</text:p>
          </table:table-cell>
          <table:table-cell office:value-type="string" calcext:value-type="string">
            <text:p>87.03.19</text:p>
          </table:table-cell>
          <table:table-cell table:number-columns-repeated="1019"/>
        </table:table-row>
        <table:table-row table:style-name="ro1">
          <table:table-cell table:style-name="ce2" office:value-type="string" calcext:value-type="string">
            <text:p><text:span text:style-name="T2">大肚溪口野生動物重要棲息環境</text:span></text:p>
          </table:table-cell>
          <table:table-cell table:style-name="ce2" office:value-type="float" office:value="2670" calcext:value-type="float">
            <text:p>2670</text:p>
          </table:table-cell>
          <table:table-cell table:style-name="ce2" office:value-type="string" calcext:value-type="string">
            <text:p><text:span text:style-name="T2">台中市、彰化縣大肚溪下游河口及其向海延伸二公里內之海域</text:span></text:p>
          </table:table-cell>
          <table:table-cell office:value-type="string" calcext:value-type="string">
            <text:p>行政院農委會</text:p>
          </table:table-cell>
          <table:table-cell office:value-type="string" calcext:value-type="string">
            <text:p>87.04.07</text:p>
          </table:table-cell>
          <table:table-cell table:number-columns-repeated="1019"/>
        </table:table-row>
        <table:table-row table:style-name="ro1">
          <table:table-cell table:style-name="ce2" office:value-type="string" calcext:value-type="string">
            <text:p><text:span text:style-name="T2">宜蘭縣無尾港野生動物重要棲息環境</text:span></text:p>
          </table:table-cell>
          <table:table-cell table:style-name="ce2" office:value-type="float" office:value="103.35" calcext:value-type="float">
            <text:p>103.35</text:p>
          </table:table-cell>
          <table:table-cell table:style-name="ce2" office:value-type="string" calcext:value-type="string">
            <text:p><text:span text:style-name="T2">宜蘭縣蘇澳鎮永安段及存仁段等共計五十二筆土地，詳細地籍清單如附表。</text:span></text:p>
          </table:table-cell>
          <table:table-cell office:value-type="string" calcext:value-type="string">
            <text:p>行政院農業委員會</text:p>
          </table:table-cell>
          <table:table-cell office:value-type="string" calcext:value-type="string">
            <text:p>87年5月22日公告，103年7月1日公告修正，104年6月10日再度公告修正。</text:p>
          </table:table-cell>
          <table:table-cell table:number-columns-repeated="1019"/>
        </table:table-row>
        <table:table-row table:style-name="ro1">
          <table:table-cell table:style-name="ce2" office:value-type="string" calcext:value-type="string">
            <text:p><text:span text:style-name="T2">台東縣海端鄉新武呂溪野生動物重要棲息環境</text:span></text:p>
          </table:table-cell>
          <table:table-cell table:style-name="ce2" office:value-type="float" office:value="292" calcext:value-type="float">
            <text:p>292</text:p>
          </table:table-cell>
          <table:table-cell table:style-name="ce2" office:value-type="string" calcext:value-type="string">
            <text:p><text:span text:style-name="T2">台東縣海端鄉卑南溪上游新武呂溪初來橋起，至支流大崙溪的拉庫拉庫溫泉，另一支流霧鹿溪的利稻橋，以及另一支流武拉庫散溪五‧五公里處</text:span></text:p>
          </table:table-cell>
          <table:table-cell office:value-type="string" calcext:value-type="string">
            <text:p>行政院農委會</text:p>
          </table:table-cell>
          <table:table-cell office:value-type="string" calcext:value-type="string">
            <text:p>87.11.19</text:p>
          </table:table-cell>
          <table:table-cell table:number-columns-repeated="1019"/>
        </table:table-row>
        <table:table-row table:style-name="ro1">
          <table:table-cell table:style-name="ce2" office:value-type="string" calcext:value-type="string">
            <text:p><text:span text:style-name="T2">馬祖列島野生動物重要棲息環境</text:span></text:p>
          </table:table-cell>
          <table:table-cell table:style-name="ce2" office:value-type="string" calcext:value-type="string">
            <text:p><text:span text:style-name="T2">陸域：</text:span><text:span text:style-name="T5">11.9171 </text:span><text:span text:style-name="T6">海域：</text:span><text:span text:style-name="T5">59.6995 </text:span><text:span text:style-name="T6">總計：</text:span><text:span text:style-name="T5">71.6166</text:span></text:p>
          </table:table-cell>
          <table:table-cell table:style-name="ce2" office:value-type="string" calcext:value-type="string">
            <text:p><text:span text:style-name="T2">劉泉礁、鐵尖、進嶼、三連嶼、蛇山、雙子礁、中島、白廟等全島陸域及其低潮線向海域延伸一百公尺。</text:span></text:p>
          </table:table-cell>
          <table:table-cell office:value-type="string" calcext:value-type="string">
            <text:p>行政院農委會</text:p>
          </table:table-cell>
          <table:table-cell office:value-type="string" calcext:value-type="string">
            <text:p>88.12.24</text:p>
          </table:table-cell>
          <table:table-cell table:number-columns-repeated="1019"/>
        </table:table-row>
        <table:table-row table:style-name="ro1">
          <table:table-cell table:style-name="ce2" office:value-type="string" calcext:value-type="string">
            <text:p><text:span text:style-name="T2">玉里野生動物重要棲息環境</text:span></text:p>
          </table:table-cell>
          <table:table-cell table:style-name="ce2" office:value-type="float" office:value="11414.58" calcext:value-type="float">
            <text:p>11414.58</text:p>
          </table:table-cell>
          <table:table-cell table:style-name="ce2" office:value-type="string" calcext:value-type="string">
            <text:p><text:span text:style-name="T2">國有林玉里事業區第</text:span><text:span text:style-name="T5">32</text:span><text:span text:style-name="T6">至</text:span><text:span text:style-name="T5">37</text:span><text:span text:style-name="T6">林班</text:span></text:p>
          </table:table-cell>
          <table:table-cell office:value-type="string" calcext:value-type="string">
            <text:p>行政院農委會</text:p>
          </table:table-cell>
          <table:table-cell office:value-type="string" calcext:value-type="string">
            <text:p>89.01.27</text:p>
          </table:table-cell>
          <table:table-cell table:number-columns-repeated="1019"/>
        </table:table-row>
        <table:table-row table:style-name="ro1">
          <table:table-cell table:style-name="ce2" office:value-type="string" calcext:value-type="string">
            <text:p><text:span text:style-name="T2">棲蘭野生動物重要棲息環境</text:span></text:p>
          </table:table-cell>
          <table:table-cell table:style-name="ce2" office:value-type="float" office:value="55991.41" calcext:value-type="float">
            <text:p>55991.41</text:p>
          </table:table-cell>
          <table:table-cell table:style-name="ce2" office:value-type="string" calcext:value-type="string">
            <text:p><text:span text:style-name="T2">國有林烏來事業區第</text:span><text:span text:style-name="T5">54-71</text:span><text:span text:style-name="T6">林班，大溪事業區第</text:span><text:span text:style-name="T5">39</text:span><text:span text:style-name="T6">、</text:span><text:span text:style-name="T5">40</text:span><text:span text:style-name="T6">、</text:span><text:span text:style-name="T5">45-66</text:span><text:span text:style-name="T6">、</text:span><text:span text:style-name="T5">83</text:span><text:span text:style-name="T6">、</text:span><text:span text:style-name="T5">84</text:span><text:span text:style-name="T6">、</text:span><text:span text:style-name="T5">87-100</text:span><text:span text:style-name="T6">、</text:span><text:span text:style-name="T5">109-118</text:span><text:span text:style-name="T6">、</text:span><text:span text:style-name="T5">127-130</text:span><text:span text:style-name="T6">、</text:span><text:span text:style-name="T5">133</text:span><text:span text:style-name="T6">林班，宜蘭事業區第</text:span><text:span text:style-name="T5">74-77</text:span><text:span text:style-name="T6">、</text:span><text:span text:style-name="T5">81-84</text:span><text:span text:style-name="T6">林班，太平山事業區第</text:span><text:span text:style-name="T5">1-73</text:span><text:span text:style-name="T6">林班</text:span></text:p>
          </table:table-cell>
          <table:table-cell office:value-type="string" calcext:value-type="string">
            <text:p>行政院農業委員會</text:p>
          </table:table-cell>
          <table:table-cell office:value-type="string" calcext:value-type="string">
            <text:p>89.02.15</text:p>
          </table:table-cell>
          <table:table-cell table:number-columns-repeated="1019"/>
        </table:table-row>
        <table:table-row table:style-name="ro1">
          <table:table-cell table:style-name="ce2" office:value-type="string" calcext:value-type="string">
            <text:p><text:span text:style-name="T2">丹大野生動物重要棲息環境</text:span></text:p>
          </table:table-cell>
          <table:table-cell table:style-name="ce2" office:value-type="float" office:value="109952" calcext:value-type="float">
            <text:p>109952</text:p>
          </table:table-cell>
          <table:table-cell table:style-name="ce2" office:value-type="string" calcext:value-type="string">
            <text:p><text:span text:style-name="T2">國有林林田山事業區第</text:span><text:span text:style-name="T5">27</text:span><text:span text:style-name="T6">、</text:span><text:span text:style-name="T5">28</text:span><text:span text:style-name="T6">、</text:span><text:span text:style-name="T5">78-104</text:span><text:span text:style-name="T6">、</text:span><text:span text:style-name="T5">118-124</text:span><text:span text:style-name="T6">林班，木瓜山事業區第</text:span><text:span text:style-name="T5">48-54</text:span><text:span text:style-name="T6">、</text:span><text:span text:style-name="T5">70</text:span><text:span text:style-name="T6">林班，丹大事業區第</text:span><text:span text:style-name="T5">1-40</text:span><text:span text:style-name="T6">林班，巒大事業區第</text:span><text:span text:style-name="T5">135</text:span><text:span text:style-name="T6">（第</text:span><text:span text:style-name="T5">7</text:span><text:span text:style-name="T6">、</text:span><text:span text:style-name="T5">10</text:span><text:span text:style-name="T6">、</text:span><text:span text:style-name="T5">11</text:span><text:span text:style-name="T6">、</text:span><text:span text:style-name="T5">13</text:span><text:span text:style-name="T6">小班除外）、</text:span><text:span text:style-name="T5">136-179</text:span><text:span text:style-name="T6">、</text:span><text:span text:style-name="T5">181-201</text:span><text:span text:style-name="T6">林班，濁水溪事業區第</text:span><text:span text:style-name="T5">15-17</text:span><text:span text:style-name="T6">、</text:span><text:span text:style-name="T5">19-21</text:span><text:span text:style-name="T6">、</text:span><text:span text:style-name="T5">25-27</text:span><text:span text:style-name="T6">、</text:span><text:span text:style-name="T5">30</text:span><text:span text:style-name="T6">林班</text:span></text:p>
          </table:table-cell>
          <table:table-cell office:value-type="string" calcext:value-type="string">
            <text:p>行政院農業委員會</text:p>
          </table:table-cell>
          <table:table-cell office:value-type="string" calcext:value-type="string">
            <text:p>89.02.15</text:p>
          </table:table-cell>
          <table:table-cell table:number-columns-repeated="1019"/>
        </table:table-row>
        <table:table-row table:style-name="ro2">
          <table:table-cell table:style-name="ce2" office:value-type="string" calcext:value-type="string">
            <text:p><text:span text:style-name="T2">關山野生動物重要棲息環境</text:span></text:p>
          </table:table-cell>
          <table:table-cell table:style-name="ce2" office:value-type="float" office:value="69077.72" calcext:value-type="float">
            <text:p>69077.72</text:p>
          </table:table-cell>
          <table:table-cell table:style-name="ce2" office:value-type="string" calcext:value-type="string">
            <text:p><text:span text:style-name="T2">國有林關山事業區第</text:span><text:span text:style-name="T5">13-24</text:span><text:span text:style-name="T6">、</text:span><text:span text:style-name="T5">28-44</text:span><text:span text:style-name="T6">林班，延平事業區第</text:span><text:span text:style-name="T5">24-31</text:span><text:span text:style-name="T6">林班，秀姑巒事業區第</text:span><text:span text:style-name="T5">40-44</text:span><text:span text:style-name="T6">林班</text:span></text:p>
          </table:table-cell>
          <table:table-cell office:value-type="string" calcext:value-type="string">
            <text:p>行政院農業委員會</text:p>
          </table:table-cell>
          <table:table-cell office:value-type="string" calcext:value-type="string">
            <text:p>89.02.15</text:p>
          </table:table-cell>
          <table:table-cell table:number-columns-repeated="1019"/>
        </table:table-row>
        <table:table-row table:style-name="ro2">
          <table:table-cell table:style-name="ce5" office:value-type="string" calcext:value-type="string">
            <text:p><text:span text:style-name="T4">觀音海岸野生動物重要棲息環境</text:span></text:p>
          </table:table-cell>
          <table:table-cell table:style-name="ce7" office:value-type="float" office:value="519" calcext:value-type="float">
            <text:p>519</text:p>
          </table:table-cell>
          <table:table-cell table:style-name="ce11" office:value-type="string" calcext:value-type="string">
            <text:p><text:span text:style-name="T9">國有林和平事業區第</text:span><text:span text:style-name="T10">91</text:span><text:span text:style-name="T11">、</text:span><text:span text:style-name="T10">92</text:span><text:span text:style-name="T11">林班</text:span></text:p>
          </table:table-cell>
          <table:table-cell table:style-name="ce2" office:value-type="string" calcext:value-type="string">
            <text:p><text:span text:style-name="T2">行政院農業委員會</text:span></text:p>
          </table:table-cell>
          <table:table-cell table:style-name="ce2" office:value-type="string" calcext:value-type="string">
            <text:p>89.10.19</text:p>
          </table:table-cell>
          <table:table-cell table:style-name="ce2" table:number-columns-repeated="1019"/>
        </table:table-row>
        <table:table-row table:style-name="ro2">
          <table:table-cell table:style-name="ce5" office:value-type="string" calcext:value-type="string">
            <text:p><text:span text:style-name="T4">觀霧寬尾鳳蝶野生動物重要棲息環境</text:span></text:p>
          </table:table-cell>
          <table:table-cell table:style-name="ce8" office:value-type="float" office:value="23.5" calcext:value-type="float">
            <text:p>23.5</text:p>
          </table:table-cell>
          <table:table-cell table:style-name="ce12" office:value-type="string" calcext:value-type="string">
            <text:p><text:span text:style-name="T9">國有林大安溪事業區第</text:span><text:span text:style-name="T10">49</text:span><text:span text:style-name="T11">林班（位於雪霸國家公園範圍內）</text:span></text:p>
          </table:table-cell>
          <table:table-cell table:style-name="ce2" office:value-type="string" calcext:value-type="string">
            <text:p><text:span text:style-name="T2">行政院農業委員會</text:span></text:p>
          </table:table-cell>
          <table:table-cell table:style-name="ce2" office:value-type="string" calcext:value-type="string">
            <text:p>89.10.19</text:p>
          </table:table-cell>
          <table:table-cell table:number-columns-repeated="1019"/>
        </table:table-row>
        <table:table-row table:style-name="ro2">
          <table:table-cell table:style-name="ce5" office:value-type="string" calcext:value-type="string">
            <text:p><text:span text:style-name="T4">雪山坑溪野生動物重要棲息環境</text:span></text:p>
          </table:table-cell>
          <table:table-cell table:style-name="ce8" office:value-type="float" office:value="670.88" calcext:value-type="float">
            <text:p>670.88</text:p>
          </table:table-cell>
          <table:table-cell table:style-name="ce12" office:value-type="string" calcext:value-type="string">
            <text:p><text:span text:style-name="T9">國有林大安溪事業區第</text:span><text:span text:style-name="T10">101</text:span><text:span text:style-name="T11">、</text:span><text:span text:style-name="T10">106</text:span><text:span text:style-name="T11">林班</text:span></text:p>
          </table:table-cell>
          <table:table-cell table:style-name="ce2" office:value-type="string" calcext:value-type="string">
            <text:p><text:span text:style-name="T2">行政院農業委員會</text:span></text:p>
          </table:table-cell>
          <table:table-cell table:style-name="ce2" office:value-type="string" calcext:value-type="string">
            <text:p>89.10.19</text:p>
          </table:table-cell>
          <table:table-cell table:number-columns-repeated="1019"/>
        </table:table-row>
        <table:table-row table:style-name="ro2">
          <table:table-cell table:style-name="ce5" office:value-type="string" calcext:value-type="string">
            <text:p><text:span text:style-name="T4">瑞岩溪野生動物重要棲息環境</text:span></text:p>
          </table:table-cell>
          <table:table-cell table:style-name="ce9" office:value-type="float" office:value="2574" calcext:value-type="float">
            <text:p>2,574.00</text:p>
          </table:table-cell>
          <table:table-cell table:style-name="ce12" office:value-type="string" calcext:value-type="string">
            <text:p><text:span text:style-name="T9">國有林埔里事業區第</text:span><text:span text:style-name="T10">131-136</text:span><text:span text:style-name="T11">林班</text:span></text:p>
          </table:table-cell>
          <table:table-cell table:style-name="ce2" office:value-type="string" calcext:value-type="string">
            <text:p><text:span text:style-name="T2">行政院農業委員會</text:span></text:p>
          </table:table-cell>
          <table:table-cell table:style-name="ce2" office:value-type="string" calcext:value-type="string">
            <text:p>89.10.19</text:p>
          </table:table-cell>
          <table:table-cell table:number-columns-repeated="1019"/>
        </table:table-row>
        <table:table-row table:style-name="ro2">
          <table:table-cell table:style-name="ce5" office:value-type="string" calcext:value-type="string">
            <text:p><text:span text:style-name="T4">鹿林山野生動物重要棲息環境</text:span></text:p>
          </table:table-cell>
          <table:table-cell table:style-name="ce8" office:value-type="float" office:value="494.04" calcext:value-type="float">
            <text:p>494.04</text:p>
          </table:table-cell>
          <table:table-cell table:style-name="ce12" office:value-type="string" calcext:value-type="string">
            <text:p><text:span text:style-name="T9">國有林玉山事業區第</text:span><text:span text:style-name="T10">18-20</text:span><text:span text:style-name="T11">林班</text:span></text:p>
          </table:table-cell>
          <table:table-cell table:style-name="ce2" office:value-type="string" calcext:value-type="string">
            <text:p><text:span text:style-name="T2">行政院農業委員會</text:span></text:p>
          </table:table-cell>
          <table:table-cell table:style-name="ce2" office:value-type="string" calcext:value-type="string">
            <text:p>89.10.19</text:p>
          </table:table-cell>
          <table:table-cell table:number-columns-repeated="1019"/>
        </table:table-row>
        <table:table-row table:style-name="ro2">
          <table:table-cell table:style-name="ce5" office:value-type="string" calcext:value-type="string">
            <text:p><text:span text:style-name="T4">浸水營野生動物重要棲息環境</text:span></text:p>
          </table:table-cell>
          <table:table-cell table:style-name="ce9" office:value-type="float" office:value="1119.28" calcext:value-type="float">
            <text:p>1,119.28</text:p>
          </table:table-cell>
          <table:table-cell table:style-name="ce12" office:value-type="string" calcext:value-type="string">
            <text:p><text:span text:style-name="T9">國有林潮州事業區第</text:span><text:span text:style-name="T10">16</text:span><text:span text:style-name="T11">林班</text:span></text:p>
          </table:table-cell>
          <table:table-cell table:style-name="ce2" office:value-type="string" calcext:value-type="string">
            <text:p><text:span text:style-name="T2">行政院農業委員會</text:span></text:p>
          </table:table-cell>
          <table:table-cell table:style-name="ce2" office:value-type="string" calcext:value-type="string">
            <text:p>89.10.19</text:p>
          </table:table-cell>
          <table:table-cell table:number-columns-repeated="1019"/>
        </table:table-row>
        <table:table-row table:style-name="ro2">
          <table:table-cell table:style-name="ce5" office:value-type="string" calcext:value-type="string">
            <text:p><text:span text:style-name="T4">茶茶牙賴山野生動物重要棲息環境</text:span></text:p>
          </table:table-cell>
          <table:table-cell table:style-name="ce9" office:value-type="float" office:value="2004.4" calcext:value-type="float">
            <text:p>2,004.40</text:p>
          </table:table-cell>
          <table:table-cell table:style-name="ce12" office:value-type="string" calcext:value-type="string">
            <text:p><text:span text:style-name="T9">國有林潮州事業區第</text:span><text:span text:style-name="T10">28-30</text:span><text:span text:style-name="T11">林班</text:span></text:p>
          </table:table-cell>
          <table:table-cell table:style-name="ce2" office:value-type="string" calcext:value-type="string">
            <text:p><text:span text:style-name="T2">行政院農業委員會</text:span></text:p>
          </table:table-cell>
          <table:table-cell table:style-name="ce2" office:value-type="string" calcext:value-type="string">
            <text:p>89.10.19</text:p>
          </table:table-cell>
          <table:table-cell table:number-columns-repeated="1019"/>
        </table:table-row>
        <table:table-row table:style-name="ro2">
          <table:table-cell table:style-name="ce5" office:value-type="string" calcext:value-type="string">
            <text:p><text:span text:style-name="T4">雙鬼湖野生動物重要棲息環境</text:span></text:p>
          </table:table-cell>
          <table:table-cell table:style-name="ce9" office:value-type="float" office:value="47723.75" calcext:value-type="float">
            <text:p>47,723.75</text:p>
          </table:table-cell>
          <table:table-cell table:style-name="ce12" office:value-type="string" calcext:value-type="string">
            <text:p><text:span text:style-name="T9">國有林延平事業區第</text:span><text:span text:style-name="T10">32-39</text:span><text:span text:style-name="T11">林班，屏東事業區第</text:span><text:span text:style-name="T10">18-31</text:span><text:span text:style-name="T11">林班，荖濃溪事業區第</text:span><text:span text:style-name="T10">4-21</text:span><text:span text:style-name="T11">林班</text:span></text:p>
          </table:table-cell>
          <table:table-cell table:style-name="ce2" office:value-type="string" calcext:value-type="string">
            <text:p><text:span text:style-name="T2">行政院農業委員會</text:span></text:p>
          </table:table-cell>
          <table:table-cell table:style-name="ce2" office:value-type="string" calcext:value-type="string">
            <text:p>89.10.19</text:p>
          </table:table-cell>
          <table:table-cell table:number-columns-repeated="1019"/>
        </table:table-row>
        <table:table-row table:style-name="ro2">
          <table:table-cell table:style-name="ce5" office:value-type="string" calcext:value-type="string">
            <text:p><text:span text:style-name="T4">利嘉野生動物重要棲息環境</text:span></text:p>
          </table:table-cell>
          <table:table-cell table:style-name="ce9" office:value-type="float" office:value="1022.36" calcext:value-type="float">
            <text:p>1,022.36</text:p>
          </table:table-cell>
          <table:table-cell table:style-name="ce12" office:value-type="string" calcext:value-type="string">
            <text:p><text:span text:style-name="T9">國有林台東事業區第</text:span><text:span text:style-name="T10">7</text:span><text:span text:style-name="T11">、</text:span><text:span text:style-name="T10">9</text:span><text:span text:style-name="T11">、</text:span><text:span text:style-name="T10">10</text:span><text:span text:style-name="T11">林班</text:span></text:p>
          </table:table-cell>
          <table:table-cell table:style-name="ce2" office:value-type="string" calcext:value-type="string">
            <text:p><text:span text:style-name="T2">行政院農業委員會</text:span></text:p>
          </table:table-cell>
          <table:table-cell table:style-name="ce2" office:value-type="string" calcext:value-type="string">
            <text:p>89.10.19</text:p>
          </table:table-cell>
          <table:table-cell table:number-columns-repeated="1019"/>
        </table:table-row>
        <table:table-row table:style-name="ro2">
          <table:table-cell table:style-name="ce5" office:value-type="string" calcext:value-type="string">
            <text:p><text:span text:style-name="T4">海岸山脈野生動物重要棲息環境</text:span></text:p>
          </table:table-cell>
          <table:table-cell table:style-name="ce9" office:value-type="float" office:value="3300.59" calcext:value-type="float">
            <text:p>3,300.59</text:p>
          </table:table-cell>
          <table:table-cell table:style-name="ce12" office:value-type="string" calcext:value-type="string">
            <text:p><text:span text:style-name="T9">國有林成功事業區第</text:span><text:span text:style-name="T10">41</text:span><text:span text:style-name="T11">、</text:span><text:span text:style-name="T10">42</text:span><text:span text:style-name="T11">、</text:span><text:span text:style-name="T10">44</text:span><text:span text:style-name="T11">林班，秀姑巒事業區第</text:span><text:span text:style-name="T10">70</text:span><text:span text:style-name="T11">、</text:span><text:span text:style-name="T10">71</text:span><text:span text:style-name="T11">林班</text:span></text:p>
          </table:table-cell>
          <table:table-cell table:style-name="ce2" office:value-type="string" calcext:value-type="string">
            <text:p><text:span text:style-name="T2">行政院農業委員會</text:span></text:p>
          </table:table-cell>
          <table:table-cell table:style-name="ce2" office:value-type="string" calcext:value-type="string">
            <text:p>89.10.19</text:p>
          </table:table-cell>
          <table:table-cell table:number-columns-repeated="1019"/>
        </table:table-row>
        <table:table-row table:style-name="ro2">
          <table:table-cell table:style-name="ce5" office:value-type="string" calcext:value-type="string">
            <text:p><text:span text:style-name="T4">水璉野生動物重要棲息環境</text:span></text:p>
          </table:table-cell>
          <table:table-cell table:style-name="ce8" office:value-type="float" office:value="339.86" calcext:value-type="float">
            <text:p>339.86</text:p>
          </table:table-cell>
          <table:table-cell table:style-name="ce12" office:value-type="string" calcext:value-type="string">
            <text:p><text:span text:style-name="T9">國有林林田山事業區地</text:span><text:span text:style-name="T10">142</text:span><text:span text:style-name="T11">林班</text:span></text:p>
          </table:table-cell>
          <table:table-cell table:style-name="ce2" office:value-type="string" calcext:value-type="string">
            <text:p><text:span text:style-name="T2">行政院農業委員會</text:span></text:p>
          </table:table-cell>
          <table:table-cell table:style-name="ce2" office:value-type="string" calcext:value-type="string">
            <text:p>90.03.13</text:p>
          </table:table-cell>
          <table:table-cell table:number-columns-repeated="1019"/>
        </table:table-row>
        <table:table-row table:style-name="ro2">
          <table:table-cell table:style-name="ce5" office:value-type="string" calcext:value-type="string">
            <text:p><text:span text:style-name="T4">塔山野生動物重要棲息環境</text:span></text:p>
          </table:table-cell>
          <table:table-cell table:style-name="ce8" office:value-type="float" office:value="696.38" calcext:value-type="float">
            <text:p>696.38</text:p>
          </table:table-cell>
          <table:table-cell table:style-name="ce12" office:value-type="string" calcext:value-type="string">
            <text:p><text:span text:style-name="T9">國有林阿里山事業區第</text:span><text:span text:style-name="T10">22-25</text:span><text:span text:style-name="T11">、</text:span><text:span text:style-name="T10">27-29</text:span><text:span text:style-name="T11">林班</text:span></text:p>
          </table:table-cell>
          <table:table-cell table:style-name="ce2" office:value-type="string" calcext:value-type="string">
            <text:p><text:span text:style-name="T2">行政院農業委員會</text:span></text:p>
          </table:table-cell>
          <table:table-cell table:style-name="ce2" office:value-type="string" calcext:value-type="string">
            <text:p>90.05.17</text:p>
          </table:table-cell>
          <table:table-cell table:number-columns-repeated="1019"/>
        </table:table-row>
        <table:table-row table:style-name="ro2">
          <table:table-cell table:style-name="ce5" office:value-type="string" calcext:value-type="string">
            <text:p><text:span text:style-name="T4">客雅溪口及香山溼地野生動物重要棲息環境</text:span></text:p>
          </table:table-cell>
          <table:table-cell table:style-name="ce9" office:value-type="float" office:value="1600" calcext:value-type="float">
            <text:p>1,600.00</text:p>
          </table:table-cell>
          <table:table-cell table:style-name="ce12" office:value-type="string" calcext:value-type="string">
            <text:p><text:span text:style-name="T9">北涵括客雅溪口（含金城湖附近），南至無名溝（竹苗交界），東起海岸線，西至最低潮線（不包含現有海山漁港、浸水垃圾掩埋場及客雅污水處理廠預定地）。</text:span></text:p>
          </table:table-cell>
          <table:table-cell table:style-name="ce2" office:value-type="string" calcext:value-type="string">
            <text:p><text:span text:style-name="T2">行政院農委會</text:span></text:p>
          </table:table-cell>
          <table:table-cell table:style-name="ce2" office:value-type="string" calcext:value-type="string">
            <text:p>90.6.8</text:p>
          </table:table-cell>
          <table:table-cell table:number-columns-repeated="1019"/>
        </table:table-row>
        <table:table-row table:style-name="ro3">
          <table:table-cell table:style-name="ce5" office:value-type="string" calcext:value-type="string">
            <text:p><text:span text:style-name="T4">臺南縣曾文溪口黑面琵鷺野生動物重要棲息環境</text:span></text:p>
          </table:table-cell>
          <table:table-cell table:style-name="ce8" office:value-type="float" office:value="634.4344" calcext:value-type="float">
            <text:p>634.4344</text:p>
          </table:table-cell>
          <table:table-cell table:style-name="ce12" office:value-type="string" calcext:value-type="string">
            <text:p><text:span text:style-name="T9">七股新舊海堤內之縣有地，北以舊堤堤頂線上為界定，南至河川水道治理計畫用地範圍線以內，東為與台南師範學院預定地界址樁為界線，西為海堤區域線以內（含水防道路），含四號（原一號）、一號（原二號）及二號（原三號）水門。</text:span></text:p>
          </table:table-cell>
          <table:table-cell table:style-name="ce2" office:value-type="string" calcext:value-type="string">
            <text:p><text:span text:style-name="T2">行政院農委會</text:span></text:p>
          </table:table-cell>
          <table:table-cell table:style-name="ce2" office:value-type="string" calcext:value-type="string">
            <text:p>91.10.14</text:p>
          </table:table-cell>
          <table:table-cell table:number-columns-repeated="1019"/>
        </table:table-row>
        <table:table-row table:style-name="ro2">
          <table:table-cell table:style-name="ce5" office:value-type="string" calcext:value-type="string">
            <text:p><text:span text:style-name="T4">宜蘭縣雙連埤野生動物重要棲息環境</text:span></text:p>
          </table:table-cell>
          <table:table-cell table:style-name="ce8" office:value-type="float" office:value="666" calcext:value-type="float">
            <text:p>666</text:p>
          </table:table-cell>
          <table:table-cell table:style-name="ce12" office:value-type="string" calcext:value-type="string">
            <text:p><text:span text:style-name="T9">宜蘭縣員山鄉大湖段雙連埤小段</text:span><text:span text:style-name="T10">49~49-26</text:span><text:span text:style-name="T11">，</text:span><text:span text:style-name="T10">79</text:span><text:span text:style-name="T11">，</text:span><text:span text:style-name="T10">80~80-13</text:span><text:span text:style-name="T11">，</text:span><text:span text:style-name="T10">80-18~80-23</text:span><text:span text:style-name="T11">，</text:span><text:span text:style-name="T10">114~116</text:span><text:span text:style-name="T11">，</text:span><text:span text:style-name="T10">121~122</text:span><text:span text:style-name="T11">，</text:span><text:span text:style-name="T10">124</text:span><text:span text:style-name="T11">，</text:span><text:span text:style-name="T10">129</text:span><text:span text:style-name="T11">，</text:span><text:span text:style-name="T10">132~134-18</text:span><text:span text:style-name="T11">，</text:span><text:span text:style-name="T10">134-24~140</text:span><text:span text:style-name="T11">地號</text:span><text:span text:style-name="T10">(134</text:span><text:span text:style-name="T11">地號部分</text:span><text:span text:style-name="T10">)</text:span><text:span text:style-name="T11">。羅東林區管理處宜蘭事業區第</text:span><text:span text:style-name="T10">43</text:span><text:span text:style-name="T11">、</text:span><text:span text:style-name="T10">47</text:span><text:span text:style-name="T11">林班。</text:span></text:p>
          </table:table-cell>
          <table:table-cell table:style-name="ce2" office:value-type="string" calcext:value-type="string">
            <text:p><text:span text:style-name="T2">行政院農業委員會</text:span></text:p>
          </table:table-cell>
          <table:table-cell table:style-name="ce2" office:value-type="string" calcext:value-type="string">
            <text:p>92.10.23<text:span text:style-name="T2">公告</text:span><text:span text:style-name="T5">,94.03.21</text:span><text:span text:style-name="T6">公告修正</text:span></text:p>
          </table:table-cell>
          <table:table-cell table:number-columns-repeated="1019"/>
        </table:table-row>
        <table:table-row table:style-name="ro1">
          <table:table-cell table:style-name="ce5" office:value-type="string" calcext:value-type="string">
            <text:p><text:span text:style-name="T4">臺中縣高美野生動物重要棲息環境</text:span></text:p>
          </table:table-cell>
          <table:table-cell table:style-name="ce2" office:value-type="float" office:value="701.3" calcext:value-type="float">
            <text:p>701.3</text:p>
          </table:table-cell>
          <table:table-cell table:style-name="ce2" office:value-type="string" calcext:value-type="string">
            <text:p><text:span text:style-name="T2">以大甲溪出海口北岸為界，東界為西濱快速道路西側沿清水鎮海岸堤防南下，經番仔寮海堤、高美一號海堤、高美二號海堤等海堤堤尖以西至平均低潮線，南以台中港北防沙堤為界。</text:span></text:p>
          </table:table-cell>
          <table:table-cell table:style-name="ce2" office:value-type="string" calcext:value-type="string">
            <text:p><text:span text:style-name="T2">行政院農業委員會</text:span></text:p>
          </table:table-cell>
          <table:table-cell table:style-name="ce2" office:value-type="string" calcext:value-type="string">
            <text:p>93.09.09<text:span text:style-name="T2">農授林務字第</text:span><text:span text:style-name="T5">0931700673</text:span><text:span text:style-name="T6">號</text:span></text:p>
          </table:table-cell>
          <table:table-cell table:number-columns-repeated="1019"/>
        </table:table-row>
        <table:table-row table:style-name="ro1">
          <table:table-cell table:style-name="ce5" office:value-type="string" calcext:value-type="string">
            <text:p><text:span text:style-name="T4">臺南市四草野生動物重要棲息環境</text:span></text:p>
          </table:table-cell>
          <table:table-cell table:style-name="ce2" office:value-type="float" office:value="523.848" calcext:value-type="float">
            <text:p>523.848</text:p>
          </table:table-cell>
          <table:table-cell table:style-name="ce2" office:value-type="string" calcext:value-type="string">
            <text:p><text:span text:style-name="T2">本野生動物重要棲息環境共有三個分區，位於臺南市安南區，省道台</text:span><text:span text:style-name="T5">17</text:span><text:span text:style-name="T6">號公路以西至海岸線，北為曾文溪，南為鹽水溪，中有鹿耳門溪。三個分區分別為高蹺鴴繁殖區（Ａ１區，</text:span><text:span text:style-name="T5">54.6530</text:span><text:span text:style-name="T6">公頃）、北汕尾水鳥保護區（Ａ２區，</text:span><text:span text:style-name="T5">337.3052</text:span><text:span text:style-name="T6">公頃）、竹筏港水鳥保護區（Ａ３區，</text:span><text:span text:style-name="T5">131.8898</text:span><text:span text:style-name="T6">公頃）。</text:span></text:p>
          </table:table-cell>
          <table:table-cell table:style-name="ce2" office:value-type="string" calcext:value-type="string">
            <text:p><text:span text:style-name="T2">行政院農業委員會</text:span></text:p>
          </table:table-cell>
          <table:table-cell table:style-name="ce2" office:value-type="string" calcext:value-type="string">
            <text:p>95.12.22</text:p>
          </table:table-cell>
          <table:table-cell table:number-columns-repeated="1019"/>
        </table:table-row>
        <table:table-row table:style-name="ro1">
          <table:table-cell table:style-name="ce5" office:value-type="string" calcext:value-type="string">
            <text:p><text:span text:style-name="T4">雲林湖本八色鳥野生動物重要棲息環境</text:span></text:p>
          </table:table-cell>
          <table:table-cell table:style-name="ce2" office:value-type="float" office:value="1737.386" calcext:value-type="float">
            <text:p>1737.386</text:p>
          </table:table-cell>
          <table:table-cell table:style-name="ce2" office:value-type="string" calcext:value-type="string">
            <text:p><text:span text:style-name="T2">南投林區管理處阿里山事業區第</text:span><text:span text:style-name="T5">61-70</text:span><text:span text:style-name="T6">林班</text:span></text:p>
          </table:table-cell>
          <table:table-cell table:style-name="ce2" office:value-type="string" calcext:value-type="string">
            <text:p><text:span text:style-name="T2">行政院農業委員會</text:span></text:p>
          </table:table-cell>
          <table:table-cell table:style-name="ce2" office:value-type="string" calcext:value-type="string">
            <text:p>97.11.28<text:span text:style-name="T2">農林務字第</text:span><text:span text:style-name="T5">0971701190</text:span><text:span text:style-name="T6">號公告</text:span></text:p>
          </table:table-cell>
          <table:table-cell table:number-columns-repeated="1019"/>
        </table:table-row>
        <table:table-row table:style-name="ro1">
          <table:table-cell table:style-name="ce5" office:value-type="string" calcext:value-type="string">
            <text:p><text:span text:style-name="T4">嘉義縣鰲鼓野生動物重要棲息環境</text:span></text:p>
          </table:table-cell>
          <table:table-cell table:style-name="ce2" office:value-type="float" office:value="664.48" calcext:value-type="float">
            <text:p>664.48</text:p>
          </table:table-cell>
          <table:table-cell table:style-name="ce2" office:value-type="string" calcext:value-type="string">
            <text:p><text:span text:style-name="T2">嘉義縣東石鄉東石農場內，區域邊界東臨東石農場之二號幹排，西、南、北側以防汛道路為邊界，包含嘉義縣東石鄉鰲鼓段四六四</text:span><text:span text:style-name="T5">~</text:span><text:span text:style-name="T6">四六七、四六八之十一</text:span><text:span text:style-name="T5">~</text:span><text:span text:style-name="T6">四六八之十二、六四三</text:span><text:span text:style-name="T5">~</text:span><text:span text:style-name="T6">六五</text:span><text:span text:style-name="T5">O</text:span><text:span text:style-name="T6">之ㄧ、六五一</text:span><text:span text:style-name="T5">~</text:span><text:span text:style-name="T6">六五四、六七四</text:span><text:span text:style-name="T5">~</text:span><text:span text:style-name="T6">六七五、六七七</text:span><text:span text:style-name="T5">~</text:span><text:span text:style-name="T6">六八二、七</text:span><text:span text:style-name="T5">O</text:span><text:span text:style-name="T6">一</text:span><text:span text:style-name="T5">~</text:span><text:span text:style-name="T6">七</text:span><text:span text:style-name="T5">O</text:span><text:span text:style-name="T6">四、七</text:span><text:span text:style-name="T5">O</text:span><text:span text:style-name="T6">六</text:span><text:span text:style-name="T5">~</text:span><text:span text:style-name="T6">七</text:span><text:span text:style-name="T5">O</text:span><text:span text:style-name="T6">六之ㄧ、七</text:span><text:span text:style-name="T5">O</text:span><text:span text:style-name="T6">七</text:span><text:span text:style-name="T5">~</text:span><text:span text:style-name="T6">七三四、七三六</text:span><text:span text:style-name="T5">~</text:span><text:span text:style-name="T6">七六九之ㄧ、七七</text:span><text:span text:style-name="T5">O</text:span><text:span text:style-name="T6">、七七二、七七四</text:span><text:span text:style-name="T5">~</text:span><text:span text:style-name="T6">七七五、七九七</text:span><text:span text:style-name="T5">~</text:span><text:span text:style-name="T6">七九八、八</text:span><text:span text:style-name="T5">OO</text:span><text:span text:style-name="T6">、八二八</text:span><text:span text:style-name="T5">~</text:span><text:span text:style-name="T6">八九六、九二一、九五八、九七三、一</text:span><text:span text:style-name="T5">O</text:span><text:span text:style-name="T6">四九、一</text:span><text:span text:style-name="T5">O</text:span><text:span text:style-name="T6">七七</text:span><text:span text:style-name="T5">~</text:span><text:span text:style-name="T6">一一四六之ㄧ、一一四七</text:span><text:span text:style-name="T5">~</text:span><text:span text:style-name="T6">一一四九、一一五一</text:span><text:span text:style-name="T5">~</text:span><text:span text:style-name="T6">一一五六、一一五九</text:span><text:span text:style-name="T5">~</text:span><text:span text:style-name="T6">一一六一之ㄧ、一一六二</text:span><text:span text:style-name="T5">~</text:span><text:span text:style-name="T6">一一六四、一一七一</text:span><text:span text:style-name="T5">~</text:span><text:span text:style-name="T6">一一七三、一一八</text:span><text:span text:style-name="T5">O~</text:span><text:span text:style-name="T6">一一八五、一一九七</text:span><text:span text:style-name="T5">~</text:span><text:span text:style-name="T6">一二二一、一二二七</text:span><text:span text:style-name="T5">~</text:span><text:span text:style-name="T6">一二四六地號共三百一十七筆土地</text:span><text:span text:style-name="T5">(</text:span><text:span text:style-name="T6">其中四六四、四六六</text:span><text:span text:style-name="T5">~</text:span><text:span text:style-name="T6">四六七、四六八之十一</text:span><text:span text:style-name="T5">~</text:span><text:span text:style-name="T6">四六八之十二、六四三、六四九</text:span><text:span text:style-name="T5">~</text:span><text:span text:style-name="T6">六五</text:span><text:span text:style-name="T5">O</text:span><text:span text:style-name="T6">之一、六五二、六五四、六七四</text:span><text:span text:style-name="T5">~</text:span><text:span text:style-name="T6">六七五、六七七</text:span><text:span text:style-name="T5">~</text:span><text:span text:style-name="T6">六八二、七七五、七九七</text:span><text:span text:style-name="T5">~</text:span><text:span text:style-name="T6">七九八、八</text:span><text:span text:style-name="T5">OO</text:span><text:span text:style-name="T6">、八九六、九二一、九五八、九七三、一</text:span><text:span text:style-name="T5">O</text:span><text:span text:style-name="T6">四九、一</text:span><text:span text:style-name="T5">O</text:span><text:span text:style-name="T6">七七</text:span><text:span text:style-name="T5">~</text:span><text:span text:style-name="T6">一</text:span><text:span text:style-name="T5">O</text:span><text:span text:style-name="T6">七八、一一四九、一一五一、一一六四、一一七三、一一八二</text:span><text:span text:style-name="T5">~</text:span><text:span text:style-name="T6">一一八五地號僅部分劃入</text:span><text:span text:style-name="T5">)</text:span><text:span text:style-name="T6">。</text:span></text:p>
          </table:table-cell>
          <table:table-cell table:style-name="ce2" office:value-type="string" calcext:value-type="string">
            <text:p><text:span text:style-name="T2">行政院農業委員會</text:span></text:p>
          </table:table-cell>
          <table:table-cell table:style-name="ce2" office:value-type="string" calcext:value-type="string">
            <text:p>98.04.16</text:p>
          </table:table-cell>
          <table:table-cell table:number-columns-repeated="1019"/>
        </table:table-row>
        <table:table-row table:style-name="ro1">
          <table:table-cell table:style-name="ce5" office:value-type="string" calcext:value-type="string">
            <text:p><text:span text:style-name="T4">桃園高榮野生動物重要棲息環境</text:span></text:p>
          </table:table-cell>
          <table:table-cell table:style-name="ce2" office:value-type="float" office:value="1.11" calcext:value-type="float">
            <text:p>1.11</text:p>
          </table:table-cell>
          <table:table-cell table:style-name="ce2" office:value-type="string" calcext:value-type="string">
            <text:p><text:span text:style-name="T2">桃園縣楊梅鎮高榮里仁美段</text:span><text:span text:style-name="T5">167</text:span><text:span text:style-name="T6">地號</text:span></text:p>
          </table:table-cell>
          <table:table-cell table:style-name="ce2" office:value-type="string" calcext:value-type="string">
            <text:p><text:span text:style-name="T2">行政院農業委員會</text:span></text:p>
          </table:table-cell>
          <table:table-cell table:style-name="ce2" office:value-type="string" calcext:value-type="string">
            <text:p>100.12.21<text:span text:style-name="T2">農林務字第</text:span><text:span text:style-name="T5">1001701346</text:span><text:span text:style-name="T6">號公告</text:span></text:p>
          </table:table-cell>
          <table:table-cell table:number-columns-repeated="1019"/>
        </table:table-row>
        <table:table-row table:style-name="ro1">
          <table:table-cell table:style-name="ce5" office:value-type="string" calcext:value-type="string">
            <text:p><text:span text:style-name="T4">翡翠水庫食蛇龜野生動物重要棲息環境</text:span></text:p>
          </table:table-cell>
          <table:table-cell table:style-name="ce2" office:value-type="float" office:value="1295.93" calcext:value-type="float">
            <text:p>1295.93</text:p>
          </table:table-cell>
          <table:table-cell table:style-name="ce2" office:value-type="string" calcext:value-type="string">
            <text:p><text:span text:style-name="T2">位於新北市石碇區，範圍包含新北市石碇區乾溝段後坑子小段、乾溝段乾溝小段、火燒樟段、桶後北段等共計土地</text:span><text:span text:style-name="T5">725</text:span><text:span text:style-name="T6">筆，詳細地籍清單如附件。</text:span></text:p>
          </table:table-cell>
          <table:table-cell table:style-name="ce2" office:value-type="string" calcext:value-type="string">
            <text:p><text:span text:style-name="T2">行政院農業委員會</text:span></text:p>
          </table:table-cell>
          <table:table-cell table:style-name="ce2" office:value-type="string" calcext:value-type="string">
            <text:p>102.12.10</text:p>
          </table:table-cell>
          <table:table-cell table:number-columns-repeated="1019"/>
        </table:table-row>
        <table:table-row table:style-name="ro1">
          <table:table-cell table:style-name="ce5" office:value-type="string" calcext:value-type="string">
            <text:p><text:span text:style-name="T4">桃園觀新藻礁生態系野生動物重要棲息環境</text:span></text:p>
          </table:table-cell>
          <table:table-cell table:style-name="ce2" office:value-type="float" office:value="315" calcext:value-type="float">
            <text:p>315</text:p>
          </table:table-cell>
          <table:table-cell table:style-name="ce2" office:value-type="string" calcext:value-type="string">
            <text:p><text:span text:style-name="T2">桃園縣觀音鄉保生村大潭電廠進水口南堤以南至桃園縣新屋鄉永興村、永安村藻礁海岸，含小飯壢溪河口、新屋溪河口；保護區範圍界線係緊連各堤岸構造物，各堤岸構造物主體不納入保護區範圍。</text:span></text:p>
          </table:table-cell>
          <table:table-cell table:style-name="ce2" office:value-type="string" calcext:value-type="string">
            <text:p><text:span text:style-name="T2">行政院農業委員會</text:span></text:p>
          </table:table-cell>
          <table:table-cell table:style-name="ce2" office:value-type="string" calcext:value-type="string">
            <text:p>103.04.15</text:p>
          </table:table-cell>
          <table:table-cell table:number-columns-repeated="1019"/>
        </table:table-row>
        <table:table-row table:style-name="ro1">
          <table:table-cell table:style-name="ce2" office:value-type="string" calcext:value-type="string">
            <text:p><text:span text:style-name="T2">雪霸自然保護區</text:span></text:p>
          </table:table-cell>
          <table:table-cell table:style-name="ce6" office:value-type="float" office:value="20869.82" calcext:value-type="float">
            <text:p>20,869.82</text:p>
          </table:table-cell>
          <table:table-cell table:style-name="ce2" office:value-type="string" calcext:value-type="string">
            <text:p><text:span text:style-name="T2">大安溪事業區第</text:span><text:span text:style-name="T5">53-54</text:span><text:span text:style-name="T6">、</text:span><text:span text:style-name="T5">56-64</text:span><text:span text:style-name="T6">林班，及八仙山事業區第</text:span><text:span text:style-name="T5">76-84</text:span><text:span text:style-name="T6">林班（位於雪霸國家公園範圍內）。</text:span></text:p>
          </table:table-cell>
          <table:table-cell table:style-name="ce2"/>
          <table:table-cell table:style-name="ce2" office:value-type="string" calcext:value-type="string">
            <text:p>70<text:span text:style-name="T2">年公告成立國有林自然保護區</text:span><text:span text:style-name="T5"> 95.4.10</text:span><text:span text:style-name="T6">農林務字第</text:span><text:span text:style-name="T5">0951700407</text:span><text:span text:style-name="T6">號公告成立自然保護區</text:span></text:p>
          </table:table-cell>
          <table:table-cell table:number-columns-repeated="1019"/>
        </table:table-row>
        <table:table-row table:style-name="ro1">
          <table:table-cell table:style-name="ce2" office:value-type="string" calcext:value-type="string">
            <text:p><text:span text:style-name="T2">十八羅漢山自然保護區</text:span></text:p>
          </table:table-cell>
          <table:table-cell table:style-name="ce2" office:value-type="float" office:value="193.01" calcext:value-type="float">
            <text:p>193.01</text:p>
          </table:table-cell>
          <table:table-cell table:style-name="ce2" office:value-type="string" calcext:value-type="string">
            <text:p><text:span text:style-name="T2">旗山事業區第</text:span><text:span text:style-name="T5">55</text:span><text:span text:style-name="T6">林班之一部分，西與旗山事業區第</text:span><text:span text:style-name="T5">49</text:span><text:span text:style-name="T6">、</text:span><text:span text:style-name="T5">50</text:span><text:span text:style-name="T6">林班為界，南至新威村，北與六龜區義寶村、文武村為鄰。</text:span></text:p>
          </table:table-cell>
          <table:table-cell table:style-name="ce2"/>
          <table:table-cell table:style-name="ce2" office:value-type="string" calcext:value-type="string">
            <text:p>81<text:span text:style-name="T2">年公告成立國有林自然保護區</text:span><text:span text:style-name="T5"> 95.4.10</text:span><text:span text:style-name="T6">農林務字第</text:span><text:span text:style-name="T5">0951700407</text:span><text:span text:style-name="T6">號公告成立自然保護區</text:span></text:p>
          </table:table-cell>
          <table:table-cell table:number-columns-repeated="1019"/>
        </table:table-row>
        <table:table-row table:style-name="ro1">
          <table:table-cell table:style-name="ce2" office:value-type="string" calcext:value-type="string">
            <text:p><text:span text:style-name="T2">甲仙四德化石自然保護區</text:span></text:p>
          </table:table-cell>
          <table:table-cell table:style-name="ce2" office:value-type="float" office:value="11.232" calcext:value-type="float">
            <text:p>11.232</text:p>
          </table:table-cell>
          <table:table-cell table:style-name="ce2" office:value-type="string" calcext:value-type="string">
            <text:p><text:span text:style-name="T2">旗山事業區第</text:span><text:span text:style-name="T5">4</text:span><text:span text:style-name="T6">林班之一部分，高雄市甲仙區，從北方和安村四德巷沿溪至大田村公館巷一帶，西至鹿嗚山</text:span><text:span text:style-name="T5">(</text:span><text:span text:style-name="T6">六義山</text:span><text:span text:style-name="T5">)</text:span><text:span text:style-name="T6">山腰地區。</text:span></text:p>
          </table:table-cell>
          <table:table-cell table:style-name="ce2"/>
          <table:table-cell table:style-name="ce2" office:value-type="string" calcext:value-type="string">
            <text:p>80<text:span text:style-name="T2">年公告成立國有林自然保護區</text:span><text:span text:style-name="T5"> 95.4.10</text:span><text:span text:style-name="T6">農林務字第</text:span><text:span text:style-name="T5">0951700407</text:span><text:span text:style-name="T6">號公告成立自然保護區</text:span></text:p>
          </table:table-cell>
          <table:table-cell table:number-columns-repeated="1019"/>
        </table:table-row>
        <table:table-row table:style-name="ro1">
          <table:table-cell table:style-name="ce2" office:value-type="string" calcext:value-type="string">
            <text:p><text:span text:style-name="T2">關山臺灣海棗自然保護區</text:span></text:p>
          </table:table-cell>
          <table:table-cell table:style-name="ce2" office:value-type="float" office:value="54.33" calcext:value-type="float">
            <text:p>54.33</text:p>
          </table:table-cell>
          <table:table-cell table:style-name="ce2" office:value-type="string" calcext:value-type="string">
            <text:p><text:span text:style-name="T2">關山事業區第</text:span><text:span text:style-name="T5">4</text:span><text:span text:style-name="T6">、</text:span><text:span text:style-name="T5">5</text:span><text:span text:style-name="T6">、</text:span><text:span text:style-name="T5">12</text:span><text:span text:style-name="T6">、</text:span><text:span text:style-name="T5">25</text:span><text:span text:style-name="T6">、</text:span><text:span text:style-name="T5">26</text:span><text:span text:style-name="T6">林班之一部分，北側以關山事業區第</text:span><text:span text:style-name="T5">4</text:span><text:span text:style-name="T6">、</text:span><text:span text:style-name="T5">5</text:span><text:span text:style-name="T6">、</text:span><text:span text:style-name="T5">12</text:span><text:span text:style-name="T6">、</text:span><text:span text:style-name="T5">25</text:span><text:span text:style-name="T6">、</text:span><text:span text:style-name="T5">26</text:span><text:span text:style-name="T6">林班嶺線為界，南側以新武橋、西側以大崙溪、東側以新武呂溪為界。</text:span></text:p>
          </table:table-cell>
          <table:table-cell table:style-name="ce2"/>
          <table:table-cell table:style-name="ce2" office:value-type="string" calcext:value-type="string">
            <text:p>70<text:span text:style-name="T2">年公告成立國有林自然保護區</text:span><text:span text:style-name="T5"> 95.4.10</text:span><text:span text:style-name="T6">農林務字第</text:span><text:span text:style-name="T5">0951700407</text:span><text:span text:style-name="T6">號公告成立自然保護區</text:span></text:p>
          </table:table-cell>
          <table:table-cell table:number-columns-repeated="1019"/>
        </table:table-row>
        <table:table-row table:style-name="ro1">
          <table:table-cell table:style-name="ce2" office:value-type="string" calcext:value-type="string">
            <text:p><text:span text:style-name="T2">海岸山脈臺東蘇鐵自然保護區</text:span></text:p>
          </table:table-cell>
          <table:table-cell table:style-name="ce2" office:value-type="float" office:value="38" calcext:value-type="float">
            <text:p>38</text:p>
          </table:table-cell>
          <table:table-cell table:style-name="ce2" office:value-type="string" calcext:value-type="string">
            <text:p><text:span text:style-name="T2">成功事業區第</text:span><text:span text:style-name="T5">31</text:span><text:span text:style-name="T6">、</text:span><text:span text:style-name="T5">32</text:span><text:span text:style-name="T6">林班之一部分。</text:span></text:p>
          </table:table-cell>
          <table:table-cell table:style-name="ce2"/>
          <table:table-cell table:style-name="ce2" office:value-type="string" calcext:value-type="string">
            <text:p>70<text:span text:style-name="T2">年公告成立國有林自然保護區</text:span><text:span text:style-name="T5"> 95.04.10</text:span><text:span text:style-name="T6">農林務字第</text:span><text:span text:style-name="T5">0951700407</text:span><text:span text:style-name="T6">號公告成立自然保護區</text:span></text:p>
          </table:table-cell>
          <table:table-cell table:number-columns-repeated="1019"/>
        </table:table-row>
        <table:table-row table:style-name="ro1">
          <table:table-cell table:style-name="ce2" office:value-type="string" calcext:value-type="string">
            <text:p><text:span text:style-name="T2">大武臺灣油杉自然保護區</text:span></text:p>
          </table:table-cell>
          <table:table-cell table:style-name="ce2" office:value-type="float" office:value="5.04" calcext:value-type="float">
            <text:p>5.04</text:p>
          </table:table-cell>
          <table:table-cell table:style-name="ce2" office:value-type="string" calcext:value-type="string">
            <text:p><text:span text:style-name="T2">大武事業區第</text:span><text:span text:style-name="T5">41</text:span><text:span text:style-name="T6">林班之一部分，中央山脈南端茶茶牙賴山東北坡上，北脊向西沿大武溪支流連接茶茶頓山，南脊面對加芝來山。</text:span></text:p>
          </table:table-cell>
          <table:table-cell table:style-name="ce2"/>
          <table:table-cell table:style-name="ce2" office:value-type="string" calcext:value-type="string">
            <text:p>70<text:span text:style-name="T2">年公告成立國有林自然保護區</text:span><text:span text:style-name="T5"> 95.4.10</text:span><text:span text:style-name="T6">農林務字第</text:span><text:span text:style-name="T5">0951700407</text:span><text:span text:style-name="T6">號公告成立自然保護區</text:span></text:p>
          </table:table-cell>
          <table:table-cell table:number-columns-repeated="1019"/>
        </table:table-row>
        <table:table-row table:style-name="ro1">
          <table:table-cell table:style-name="ce2" office:value-type="string" calcext:value-type="string">
            <text:p><text:span text:style-name="T2">墾丁國家公園</text:span></text:p>
          </table:table-cell>
          <table:table-cell table:style-name="ce2" office:value-type="string" calcext:value-type="string">
            <text:p>33,288.65<text:span text:style-name="T2">　陸域：</text:span><text:span text:style-name="T5">18,083.50</text:span><text:span text:style-name="T6">　海域：</text:span><text:span text:style-name="T5">15,205.15</text:span></text:p>
          </table:table-cell>
          <table:table-cell table:style-name="ce2" office:value-type="string" calcext:value-type="string">
            <text:p><text:span text:style-name="T2">內政部營建署　墾丁國家公園管理處</text:span></text:p>
          </table:table-cell>
          <table:table-cell table:style-name="ce15" office:value-type="date" office:date-value="1971-09-01" calcext:value-type="date">
            <text:p>09/01/1971</text:p>
          </table:table-cell>
          <table:table-cell table:number-columns-repeated="1020"/>
        </table:table-row>
        <table:table-row table:style-name="ro1">
          <table:table-cell table:style-name="ce2" office:value-type="string" calcext:value-type="string">
            <text:p><text:span text:style-name="T2">玉山國家公園</text:span></text:p>
          </table:table-cell>
          <table:table-cell table:style-name="ce10" office:value-type="float" office:value="105490" calcext:value-type="float">
            <text:p>105,490</text:p>
          </table:table-cell>
          <table:table-cell table:style-name="ce2" office:value-type="string" calcext:value-type="string">
            <text:p><text:span text:style-name="T2">內政部營建署　玉山國家公園管理處</text:span></text:p>
          </table:table-cell>
          <table:table-cell table:style-name="ce15" office:value-type="date" office:date-value="1974-04-06" calcext:value-type="date">
            <text:p>04/06/1974</text:p>
          </table:table-cell>
          <table:table-cell table:number-columns-repeated="1020"/>
        </table:table-row>
        <table:table-row table:style-name="ro1">
          <table:table-cell table:style-name="ce2" office:value-type="string" calcext:value-type="string">
            <text:p><text:span text:style-name="T2">陽明山國家公園</text:span></text:p>
          </table:table-cell>
          <table:table-cell table:style-name="ce10" office:value-type="float" office:value="11455" calcext:value-type="float">
            <text:p>11,455</text:p>
          </table:table-cell>
          <table:table-cell table:style-name="ce2" office:value-type="string" calcext:value-type="string">
            <text:p><text:span text:style-name="T2">內政部營建署　陽明山國家公園管理處</text:span></text:p>
          </table:table-cell>
          <table:table-cell table:style-name="ce15" office:value-type="date" office:date-value="1974-09-01" calcext:value-type="date">
            <text:p>09/01/1974</text:p>
          </table:table-cell>
          <table:table-cell table:number-columns-repeated="1020"/>
        </table:table-row>
        <table:table-row table:style-name="ro1">
          <table:table-cell table:style-name="ce2" office:value-type="string" calcext:value-type="string">
            <text:p><text:span text:style-name="T2">太魯閣國家公園</text:span></text:p>
          </table:table-cell>
          <table:table-cell table:style-name="ce10" office:value-type="float" office:value="92000" calcext:value-type="float">
            <text:p>92,000</text:p>
          </table:table-cell>
          <table:table-cell table:style-name="ce2" office:value-type="string" calcext:value-type="string">
            <text:p><text:span text:style-name="T2">內政部營建署　太魯閣國家公園管理處</text:span></text:p>
          </table:table-cell>
          <table:table-cell table:style-name="ce15" office:value-type="date" office:date-value="1975-11-28" calcext:value-type="date">
            <text:p>11/28/1975</text:p>
          </table:table-cell>
          <table:table-cell table:number-columns-repeated="1020"/>
        </table:table-row>
        <table:table-row table:style-name="ro1">
          <table:table-cell table:style-name="ce2" office:value-type="string" calcext:value-type="string">
            <text:p><text:span text:style-name="T2">雪霸國家公園</text:span></text:p>
          </table:table-cell>
          <table:table-cell table:style-name="ce10" office:value-type="float" office:value="76850" calcext:value-type="float">
            <text:p>76,850</text:p>
          </table:table-cell>
          <table:table-cell table:style-name="ce2" office:value-type="string" calcext:value-type="string">
            <text:p><text:span text:style-name="T2">內政部營建署　雪霸國家公園管理處</text:span></text:p>
          </table:table-cell>
          <table:table-cell table:style-name="ce15" office:value-type="date" office:date-value="1981-07-01" calcext:value-type="date">
            <text:p>07/01/1981</text:p>
          </table:table-cell>
          <table:table-cell table:number-columns-repeated="1020"/>
        </table:table-row>
        <table:table-row table:style-name="ro1">
          <table:table-cell table:style-name="ce2" office:value-type="string" calcext:value-type="string">
            <text:p><text:span text:style-name="T2">金門國家公園</text:span></text:p>
          </table:table-cell>
          <table:table-cell table:style-name="ce6" office:value-type="float" office:value="3719.7" calcext:value-type="float">
            <text:p>3,719.70</text:p>
          </table:table-cell>
          <table:table-cell table:style-name="ce2" office:value-type="string" calcext:value-type="string">
            <text:p><text:span text:style-name="T2">內政部營建署　金門國家公園管理處</text:span></text:p>
          </table:table-cell>
          <table:table-cell table:style-name="ce15" office:value-type="date" office:date-value="1984-10-18" calcext:value-type="date">
            <text:p>10/18/1984</text:p>
          </table:table-cell>
          <table:table-cell table:number-columns-repeated="1020"/>
        </table:table-row>
        <table:table-row table:style-name="ro1">
          <table:table-cell table:style-name="ce2" office:value-type="string" calcext:value-type="string">
            <text:p><text:span text:style-name="T2">東沙環礁國家公園</text:span></text:p>
          </table:table-cell>
          <table:table-cell table:style-name="ce2" office:value-type="string" calcext:value-type="string">
            <text:p>353,667.95 <text:span text:style-name="T2">陸域：</text:span><text:span text:style-name="T5">168.97 </text:span><text:span text:style-name="T6">海域：</text:span><text:span text:style-name="T5">353,498.98</text:span></text:p>
          </table:table-cell>
          <table:table-cell table:style-name="ce2" office:value-type="string" calcext:value-type="string">
            <text:p><text:span text:style-name="T2">內政部營建署　海洋國家公園管理處</text:span></text:p>
          </table:table-cell>
          <table:table-cell table:style-name="ce15" office:value-type="date" office:date-value="1996-01-17" calcext:value-type="date">
            <text:p>01/17/1996</text:p>
          </table:table-cell>
          <table:table-cell table:number-columns-repeated="1020"/>
        </table:table-row>
        <table:table-row table:style-name="ro1">
          <table:table-cell table:style-name="ce2" office:value-type="string" calcext:value-type="string">
            <text:p><text:span text:style-name="T2">台江國家公園</text:span></text:p>
          </table:table-cell>
          <table:table-cell table:style-name="ce2" office:value-type="string" calcext:value-type="string">
            <text:p>39,310<text:span text:style-name="T2">陸域：</text:span><text:span text:style-name="T5">4,905 </text:span><text:span text:style-name="T6">海域：</text:span><text:span text:style-name="T5">34,405</text:span></text:p>
          </table:table-cell>
          <table:table-cell table:style-name="ce2" office:value-type="string" calcext:value-type="string">
            <text:p><text:span text:style-name="T2">內政部營建署　台江國家公園管理處</text:span></text:p>
          </table:table-cell>
          <table:table-cell table:style-name="ce15" office:value-type="date" office:date-value="1998-10-15" calcext:value-type="date">
            <text:p>10/15/1998</text:p>
          </table:table-cell>
          <table:table-cell table:number-columns-repeated="1020"/>
        </table:table-row>
        <table:table-row table:style-name="ro1">
          <table:table-cell table:style-name="ce2" office:value-type="string" calcext:value-type="string">
            <text:p><text:span text:style-name="T2">澎湖南方四島國家公園</text:span></text:p>
          </table:table-cell>
          <table:table-cell table:style-name="ce2" office:value-type="string" calcext:value-type="string">
            <text:p>35,843.62<text:span text:style-name="T2">陸域：</text:span><text:span text:style-name="T5">370.29</text:span><text:span text:style-name="T6">海域：</text:span><text:span text:style-name="T5">35,473.33</text:span></text:p>
          </table:table-cell>
          <table:table-cell table:style-name="ce2" office:value-type="string" calcext:value-type="string">
            <text:p><text:span text:style-name="T2">內政部營建署</text:span><text:span text:style-name="T5"> </text:span><text:span text:style-name="T6">海洋國家公園管理處</text:span></text:p>
          </table:table-cell>
          <table:table-cell table:style-name="ce2" office:value-type="string" calcext:value-type="string">
            <text:p>103/6/8</text:p>
          </table:table-cell>
          <table:table-cell table:number-columns-repeated="1020"/>
        </table:table-row>
        <table:table-row table:style-name="ro1">
          <table:table-cell table:style-name="ce2" office:value-type="string" calcext:value-type="string">
            <text:p><text:span text:style-name="T2">壽山國家自然公園</text:span></text:p>
          </table:table-cell>
          <table:table-cell table:style-name="ce10" office:value-type="float" office:value="1123" calcext:value-type="float">
            <text:p>1,123</text:p>
          </table:table-cell>
          <table:table-cell table:style-name="ce2" table:number-columns-repeated="2"/>
          <table:table-cell table:style-name="ce2" office:value-type="string" calcext:value-type="string">
            <text:p>98<text:span text:style-name="T12">年</text:span></text:p>
          </table:table-cell>
          <table:table-cell table:number-columns-repeated="1019"/>
        </table:table-row>
        <table:table-row table:style-name="ro1" table:number-rows-repeated="1048479">
          <table:table-cell table:number-columns-repeated="1024"/>
        </table:table-row>
        <table:table-row table:style-name="ro1">
          <table:table-cell table:number-columns-repeated="1024"/>
        </table:table-row>
      </table:table>
      <table:table table:name="Sheet2" table:style-name="ta2">
        <office:forms form:automatic-focus="false" form:apply-design-mode="false"/>
        <table:table-column table:style-name="co8" table:default-cell-style-name="Default"/>
        <table:table-row table:style-name="ro4">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Arial" svg:font-family="Arial" style:font-family-generic="swiss"/>
    <style:font-face style:name="Calibri" svg:font-family="Calibri" style:font-family-generic="swiss"/>
    <style:font-face style:name="新細明體" svg:font-family="新細明體"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P0" style:volatile="true">
      <number:number number:decimal-places="0" loext:min-decimal-places="0" number:min-integer-digits="1" number:grouping="true"/>
    </number:number-style>
    <number:number-style style:name="N122">
      <number:text>-</number:text>
      <number:number number:decimal-places="0" loext:min-decimal-places="0" number:min-integer-digits="1" number:grouping="true"/>
      <style:map style:condition="value()&gt;=0" style:apply-style-name="N122P0"/>
    </number:number-style>
    <number:number-style style:name="N123P0" style:volatile="true">
      <number:number number:decimal-places="0" loext:min-decimal-places="0" number:min-integer-digits="1" number:grouping="true"/>
    </number:number-style>
    <number:number-style style:name="N123">
      <style:text-properties fo:color="#ff0000"/>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2" loext:min-decimal-places="2" number:min-integer-digits="1" number:grouping="true"/>
    </number:number-style>
    <number:number-style style:name="N124">
      <number:text>-</number:text>
      <number:number number:decimal-places="2" loext:min-decimal-places="2"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style:text-properties fo:color="#ff0000"/>
      <number:text>-</number:text>
      <number:number number:decimal-places="2" loext:min-decimal-places="2" number:min-integer-digits="1" number:grouping="true"/>
      <style:map style:condition="value()&gt;=0" style:apply-style-name="N125P0"/>
    </number:number-style>
    <number:number-style style:name="N129P0" style:volatile="true">
      <loext:fill-character> </loext:fill-character>
      <number:number number:decimal-places="0" loext:min-decimal-places="0" number:min-integer-digits="1" number:grouping="true"/>
      <number:text> </number:text>
    </number:number-style>
    <number:number-style style:name="N129P1" style:volatile="true">
      <loext:text>-</loext:text>
      <loext:fill-character> </loext:fill-character>
      <number:number number:decimal-places="0" loext:min-decimal-places="0" number:min-integer-digits="1" number:grouping="true"/>
      <number:text> </number:text>
    </number:number-style>
    <number:number-style style:name="N129P2" style:volatile="true">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loext:min-decimal-places="2" number:min-integer-digits="1" number:grouping="true"/>
      <number:text> </number:text>
    </number:number-style>
    <number:number-style style:name="N133P1" style:volatile="true">
      <loext:text>-</loext:text>
      <loext:fill-character> </loext:fill-character>
      <number:number number:decimal-places="2" loext:min-decimal-places="2" number:min-integer-digits="1" number:grouping="true"/>
      <number:text> </number:text>
    </number:number-style>
    <number:number-style style:name="N133P2" style:volatile="true">
      <loext:fill-character> </loext:fill-character>
      <number:text>-</number:text>
      <number:number number:decimal-places="0" loext:min-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middle"/>
      <style:text-properties fo:color="#000000" style:font-name="Calibri" fo:font-family="Calibri" style:font-family-generic="swiss" fo:font-size="12pt" style:font-name-asian="Arial Unicode MS" style:font-family-asian="'Arial Unicode MS'" style:font-family-generic-asian="system" style:font-pitch-asian="variable" style:font-size-asian="12pt" style:font-name-complex="Arial Unicode MS" style:font-family-complex="'Arial Unicode MS'"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Percent" style:display-name="Excel Built-in Percent" style:family="table-cell" style:parent-style-name="Default" style:data-style-name="N10"/>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0">00/00/0000</text:date>, <text:time style:data-style-name="N2" text:time-value="01:28:49.518035000">00:00:00</text:time></text:p>
        </style:region-right>
      </style:header>
      <style:header-left style:display="false"/>
      <style:footer>
        <text:p>Page <text:page-number>1</text:page-number> / <text:page-count>99</text:page-count></text:p>
      </style:footer>
      <style:footer-left style:display="false"/>
    </style:master-page>
    <style:master-page style:name="PageStyle_5f_保護區面積_28_圖_29_" style:display-name="PageStyle_保護區面積(圖)" style:page-layout-name="Mpm3">
      <style:header style:display="false"/>
      <style:header-left style:display="false"/>
      <style:footer style:display="false"/>
      <style:footer-left style:display="false"/>
    </style:master-page>
    <style:master-page style:name="PageStyle_5f_保護區面積比率" style:display-name="PageStyle_保護區面積比率" style:page-layout-name="Mpm3">
      <style:header style:display="false"/>
      <style:header-left style:display="false"/>
      <style:footer style:display="false"/>
      <style:footer-left style:display="false"/>
    </style:master-page>
    <style:master-page style:name="PageStyle_5f_保護區面積_28_表_29_" style:display-name="PageStyle_保護區面積(表)" style:page-layout-name="Mpm4">
      <style:header style:display="false"/>
      <style:header-left style:display="false"/>
      <style:footer style:display="false"/>
      <style:footer-left style:display="false"/>
    </style:master-page>
    <style:master-page style:name="PageStyle_5f_RAW" style:display-name="PageStyle_RAW"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yi</meta:initial-creator>
    <meta:creation-date>2016-05-23T16:21:53</meta:creation-date>
    <dc:date>2016-08-10T01:29:24.885316000</dc:date>
    <meta:generator>LibreOffice/5.1.4.2$MacOSX_X86_64 LibreOffice_project/f99d75f39f1c57ebdd7ffc5f42867c12031db97a</meta:generator>
    <meta:editing-duration>PT35S</meta:editing-duration>
    <meta:editing-cycles>1</meta:editing-cycles>
    <meta:document-statistic meta:table-count="2" meta:cell-count="463"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